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4eeb" officeooo:paragraph-rsid="000c4eeb"/>
    </style:style>
    <style:style style:name="P2" style:family="paragraph" style:parent-style-name="Standard">
      <style:text-properties officeooo:rsid="000e7840" officeooo:paragraph-rsid="000e7840"/>
    </style:style>
    <style:style style:name="P3" style:family="paragraph" style:parent-style-name="Standard">
      <style:text-properties officeooo:rsid="000e833a" officeooo:paragraph-rsid="000e833a"/>
    </style:style>
    <style:style style:name="P4" style:family="paragraph" style:parent-style-name="Standard">
      <style:text-properties fo:font-size="9pt" officeooo:rsid="000e833a" officeooo:paragraph-rsid="000e833a" style:font-size-asian="9pt" style:font-size-complex="9pt"/>
    </style:style>
    <style:style style:name="P5" style:family="paragraph" style:parent-style-name="Standard">
      <style:text-properties fo:font-size="9pt" officeooo:rsid="00112be8" officeooo:paragraph-rsid="00112be8" style:font-size-asian="9pt" style:font-size-complex="9pt"/>
    </style:style>
    <style:style style:name="P6" style:family="paragraph" style:parent-style-name="Standard">
      <style:text-properties fo:font-size="9pt" officeooo:rsid="00153ff1" officeooo:paragraph-rsid="0016c9be" style:font-size-asian="9pt" style:font-size-complex="9pt"/>
    </style:style>
    <style:style style:name="P7" style:family="paragraph" style:parent-style-name="Standard">
      <style:text-properties fo:font-size="9pt" officeooo:rsid="00173df5" officeooo:paragraph-rsid="00173df5" style:font-size-asian="9pt" style:font-size-complex="9pt"/>
    </style:style>
    <style:style style:name="P8" style:family="paragraph" style:parent-style-name="Standard">
      <style:text-properties fo:font-size="9pt" officeooo:rsid="00166e20" officeooo:paragraph-rsid="00166e20" style:font-size-asian="9pt" style:font-size-complex="9pt"/>
    </style:style>
    <style:style style:name="P9" style:family="paragraph" style:parent-style-name="Standard">
      <style:text-properties fo:font-size="9pt" officeooo:rsid="001ac1d0" officeooo:paragraph-rsid="001ac1d0" style:font-size-asian="9pt" style:font-size-complex="9pt"/>
    </style:style>
    <style:style style:name="P10" style:family="paragraph" style:parent-style-name="Standard">
      <style:text-properties officeooo:rsid="00112be8" officeooo:paragraph-rsid="00112be8"/>
    </style:style>
    <style:style style:name="P11" style:family="paragraph" style:parent-style-name="Standard">
      <style:text-properties officeooo:rsid="0012e476" officeooo:paragraph-rsid="0016c9be"/>
    </style:style>
    <style:style style:name="P12" style:family="paragraph" style:parent-style-name="Standard">
      <style:text-properties officeooo:rsid="00140d7f" officeooo:paragraph-rsid="0016c9be"/>
    </style:style>
    <style:style style:name="P13" style:family="paragraph" style:parent-style-name="Standard">
      <style:text-properties officeooo:rsid="00153ff1" officeooo:paragraph-rsid="0016c9be"/>
    </style:style>
    <style:style style:name="P14" style:family="paragraph" style:parent-style-name="Standard">
      <style:text-properties officeooo:rsid="00166e20" officeooo:paragraph-rsid="00166e20"/>
    </style:style>
    <style:style style:name="P15" style:family="paragraph" style:parent-style-name="Standard">
      <style:text-properties officeooo:paragraph-rsid="0016c9be"/>
    </style:style>
    <style:style style:name="P16" style:family="paragraph" style:parent-style-name="Standard">
      <style:text-properties officeooo:rsid="00173df5" officeooo:paragraph-rsid="00173df5"/>
    </style:style>
    <style:style style:name="P17" style:family="paragraph" style:parent-style-name="Standard">
      <style:text-properties officeooo:rsid="00186cf4" officeooo:paragraph-rsid="00186cf4"/>
    </style:style>
    <style:style style:name="P18" style:family="paragraph" style:parent-style-name="Standard">
      <style:text-properties fo:font-size="10pt" fo:font-weight="bold" officeooo:rsid="001ac1d0" officeooo:paragraph-rsid="001ac1d0" fo:background-color="#ffff00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bold" officeooo:rsid="001967b4" officeooo:paragraph-rsid="001967b4" fo:background-color="#ffff00" style:font-size-asian="10pt" style:font-weight-asian="bold" style:font-size-complex="10pt" style:font-weight-complex="bold"/>
    </style:style>
    <style:style style:name="P20" style:family="paragraph" style:parent-style-name="Standard">
      <style:text-properties officeooo:rsid="001967b4" officeooo:paragraph-rsid="001967b4"/>
    </style:style>
    <style:style style:name="P21" style:family="paragraph" style:parent-style-name="Standard">
      <style:text-properties officeooo:rsid="001ac1d0" officeooo:paragraph-rsid="001ac1d0"/>
    </style:style>
    <style:style style:name="P22" style:family="paragraph" style:parent-style-name="Standard">
      <style:text-properties fo:font-weight="bold" officeooo:rsid="00166e20" officeooo:paragraph-rsid="00166e20" fo:background-color="#ffff00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36pt" fo:font-weight="bold" officeooo:rsid="000c4eeb" officeooo:paragraph-rsid="000c4eeb" style:font-size-asian="36pt" style:font-weight-asian="bold" style:font-size-complex="36pt" style:font-weight-complex="bold"/>
    </style:style>
    <style:style style:name="P24" style:family="paragraph" style:parent-style-name="Standard">
      <style:text-properties style:font-name="Liberation Sans" officeooo:rsid="000c4eeb" officeooo:paragraph-rsid="000c4eeb"/>
    </style:style>
    <style:style style:name="P25" style:family="paragraph" style:parent-style-name="Standard">
      <style:text-properties style:font-name="Liberation Sans" officeooo:rsid="000c4eeb" officeooo:paragraph-rsid="000e1347"/>
    </style:style>
    <style:style style:name="P26" style:family="paragraph" style:parent-style-name="Standard">
      <style:text-properties style:font-name="Liberation Sans" officeooo:rsid="000c4eeb" officeooo:paragraph-rsid="000e833a"/>
    </style:style>
    <style:style style:name="P27" style:family="paragraph" style:parent-style-name="Standard">
      <style:text-properties style:font-name="Liberation Sans" fo:font-size="20pt" fo:font-weight="bold" officeooo:rsid="000e7840" officeooo:paragraph-rsid="000e7840" style:font-size-asian="20pt" style:font-weight-asian="bold" style:font-size-complex="20pt" style:font-weight-complex="bold"/>
    </style:style>
    <style:style style:name="P28" style:family="paragraph" style:parent-style-name="Standard">
      <style:text-properties style:font-name="Liberation Sans" fo:font-size="20pt" fo:font-weight="bold" officeooo:rsid="000e833a" officeooo:paragraph-rsid="000e833a" style:font-size-asian="20pt" style:font-weight-asian="bold" style:font-size-complex="20pt" style:font-weight-complex="bold"/>
    </style:style>
    <style:style style:name="P29" style:family="paragraph" style:parent-style-name="Standard">
      <style:text-properties style:font-name="Liberation Sans" fo:font-size="20pt" fo:font-weight="bold" officeooo:rsid="00112be8" officeooo:paragraph-rsid="00112be8" style:font-size-asian="20pt" style:font-weight-asian="bold" style:font-size-complex="20pt" style:font-weight-complex="bold"/>
    </style:style>
    <style:style style:name="P30" style:family="paragraph" style:parent-style-name="Standard">
      <style:text-properties style:font-name="Liberation Sans" fo:font-size="20pt" fo:font-weight="bold" officeooo:rsid="0012e476" officeooo:paragraph-rsid="0016c9be" style:font-size-asian="20pt" style:font-weight-asian="bold" style:font-size-complex="20pt" style:font-weight-complex="bold"/>
    </style:style>
    <style:style style:name="P31" style:family="paragraph" style:parent-style-name="Standard">
      <style:text-properties style:font-name="Liberation Sans" fo:font-size="20pt" fo:font-weight="bold" officeooo:rsid="00153ff1" officeooo:paragraph-rsid="0016c9be" style:font-size-asian="20pt" style:font-weight-asian="bold" style:font-size-complex="20pt" style:font-weight-complex="bold"/>
    </style:style>
    <style:style style:name="P32" style:family="paragraph" style:parent-style-name="Standard">
      <style:text-properties style:font-name="Liberation Sans" fo:font-size="20pt" fo:font-weight="bold" officeooo:rsid="00153ff1" officeooo:paragraph-rsid="00153ff1" style:font-size-asian="20pt" style:font-weight-asian="bold" style:font-size-complex="20pt" style:font-weight-complex="bold"/>
    </style:style>
    <style:style style:name="P33" style:family="paragraph" style:parent-style-name="Standard">
      <style:text-properties style:font-name="Liberation Sans" fo:font-size="20pt" fo:font-weight="bold" officeooo:rsid="000fb792" officeooo:paragraph-rsid="000fb792" style:font-size-asian="20pt" style:font-weight-asian="bold" style:font-size-complex="20pt" style:font-weight-complex="bold"/>
    </style:style>
    <style:style style:name="P34" style:family="paragraph" style:parent-style-name="Standard">
      <style:text-properties style:font-name="Liberation Sans" fo:font-size="20pt" fo:font-weight="bold" officeooo:rsid="00166e20" officeooo:paragraph-rsid="00166e20" style:font-size-asian="20pt" style:font-weight-asian="bold" style:font-size-complex="20pt" style:font-weight-complex="bold"/>
    </style:style>
    <style:style style:name="P35" style:family="paragraph" style:parent-style-name="Standard">
      <style:text-properties style:font-name="Liberation Sans" fo:font-size="20pt" fo:font-weight="bold" officeooo:rsid="001967b4" officeooo:paragraph-rsid="001967b4" style:font-size-asian="20pt" style:font-weight-asian="bold" style:font-size-complex="20pt" style:font-weight-complex="bold"/>
    </style:style>
    <style:style style:name="P36" style:family="paragraph" style:parent-style-name="Standard">
      <style:text-properties style:font-name="Liberation Sans" fo:font-size="20pt" fo:font-weight="bold" officeooo:rsid="001ac1d0" officeooo:paragraph-rsid="001ac1d0" style:font-size-asian="20pt" style:font-weight-asian="bold" style:font-size-complex="20pt" style:font-weight-complex="bold"/>
    </style:style>
    <style:style style:name="P37" style:family="paragraph" style:parent-style-name="Standard">
      <style:text-properties style:font-name="Liberation Sans" officeooo:rsid="000e7840" officeooo:paragraph-rsid="000e7840"/>
    </style:style>
    <style:style style:name="P38" style:family="paragraph" style:parent-style-name="Standard">
      <style:text-properties style:font-name="Liberation Sans" officeooo:rsid="000e833a" officeooo:paragraph-rsid="000e833a"/>
    </style:style>
    <style:style style:name="P39" style:family="paragraph" style:parent-style-name="Standard">
      <style:text-properties style:font-name="Liberation Sans" officeooo:rsid="000e833a" officeooo:paragraph-rsid="001aced1"/>
    </style:style>
    <style:style style:name="P40" style:family="paragraph" style:parent-style-name="Standard">
      <style:text-properties style:font-name="Liberation Sans" officeooo:rsid="000fb792" officeooo:paragraph-rsid="000fb792"/>
    </style:style>
    <style:style style:name="P41" style:family="paragraph" style:parent-style-name="Standard">
      <style:text-properties style:font-name="Liberation Sans" officeooo:rsid="0012e476" officeooo:paragraph-rsid="0016c9be"/>
    </style:style>
    <style:style style:name="P42" style:family="paragraph" style:parent-style-name="Standard">
      <style:text-properties style:font-name="Liberation Sans" fo:font-size="12pt" officeooo:rsid="0012e476" officeooo:paragraph-rsid="0016c9be" fo:background-color="transparent" style:font-size-asian="12pt" style:font-size-complex="12pt"/>
    </style:style>
    <style:style style:name="P43" style:family="paragraph" style:parent-style-name="Standard">
      <style:text-properties style:font-name="Liberation Sans" fo:font-size="12pt" officeooo:rsid="00140d7f" officeooo:paragraph-rsid="0016c9be" fo:background-color="transparent" style:font-size-asian="12pt" style:font-size-complex="12pt"/>
    </style:style>
    <style:style style:name="P44" style:family="paragraph" style:parent-style-name="Standard">
      <style:text-properties style:font-name="Liberation Sans" fo:font-size="12pt" officeooo:rsid="00140d7f" officeooo:paragraph-rsid="001aced1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rsid="001aced1" officeooo:paragraph-rsid="0016c9be" fo:background-color="transparent" style:font-size-asian="12pt" style:font-size-complex="12pt"/>
    </style:style>
    <style:style style:name="P46" style:family="paragraph" style:parent-style-name="Standard">
      <style:text-properties style:font-name="Liberation Sans" fo:font-size="12pt" officeooo:rsid="001aced1" officeooo:paragraph-rsid="001aced1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rsid="00140d7f" officeooo:paragraph-rsid="0016c9be" style:font-size-asian="12pt" style:font-size-complex="12pt"/>
    </style:style>
    <style:style style:name="P48" style:family="paragraph" style:parent-style-name="Standard">
      <style:text-properties style:font-name="Liberation Sans" officeooo:rsid="00140d7f" officeooo:paragraph-rsid="0016c9be"/>
    </style:style>
    <style:style style:name="P49" style:family="paragraph" style:parent-style-name="Standard">
      <style:text-properties style:font-name="Liberation Sans" officeooo:rsid="00140d7f" officeooo:paragraph-rsid="00140d7f"/>
    </style:style>
    <style:style style:name="P50" style:family="paragraph" style:parent-style-name="Standard">
      <style:text-properties style:font-name="Liberation Sans" officeooo:rsid="00153ff1" officeooo:paragraph-rsid="0016c9be"/>
    </style:style>
    <style:style style:name="P51" style:family="paragraph" style:parent-style-name="Standard">
      <style:text-properties style:font-name="Liberation Sans" officeooo:rsid="00153ff1" officeooo:paragraph-rsid="0012e476"/>
    </style:style>
    <style:style style:name="P52" style:family="paragraph" style:parent-style-name="Standard">
      <style:text-properties style:font-name="Liberation Sans" officeooo:rsid="00153ff1" officeooo:paragraph-rsid="00153ff1"/>
    </style:style>
    <style:style style:name="P53" style:family="paragraph" style:parent-style-name="Standard">
      <style:text-properties style:font-name="Liberation Sans" officeooo:rsid="00153ff1" officeooo:paragraph-rsid="001aced1"/>
    </style:style>
    <style:style style:name="P54" style:family="paragraph" style:parent-style-name="Standard">
      <style:text-properties style:font-name="Liberation Sans" officeooo:rsid="00112be8" officeooo:paragraph-rsid="00112be8"/>
    </style:style>
    <style:style style:name="P55" style:family="paragraph" style:parent-style-name="Standard">
      <style:text-properties style:font-name="Liberation Sans" officeooo:rsid="00166e20" officeooo:paragraph-rsid="00166e20"/>
    </style:style>
    <style:style style:name="P56" style:family="paragraph" style:parent-style-name="Standard">
      <style:text-properties style:font-name="Liberation Sans" officeooo:rsid="0016c9be" officeooo:paragraph-rsid="0016c9be"/>
    </style:style>
    <style:style style:name="P57" style:family="paragraph" style:parent-style-name="Standard">
      <style:text-properties style:font-name="Liberation Sans" officeooo:rsid="00173df5" officeooo:paragraph-rsid="00173df5"/>
    </style:style>
    <style:style style:name="P58" style:family="paragraph" style:parent-style-name="Standard">
      <style:text-properties style:font-name="Liberation Sans" officeooo:rsid="00186cf4" officeooo:paragraph-rsid="00186cf4"/>
    </style:style>
    <style:style style:name="P59" style:family="paragraph" style:parent-style-name="Standard">
      <style:text-properties style:font-name="Liberation Sans" officeooo:rsid="001967b4" officeooo:paragraph-rsid="001967b4"/>
    </style:style>
    <style:style style:name="P60" style:family="paragraph" style:parent-style-name="Standard">
      <style:text-properties style:font-name="Liberation Sans" officeooo:rsid="001ac1d0" officeooo:paragraph-rsid="001ac1d0"/>
    </style:style>
    <style:style style:name="P61" style:family="paragraph" style:parent-style-name="Standard">
      <style:text-properties style:font-name="Liberation Sans" officeooo:rsid="001aced1" officeooo:paragraph-rsid="001aced1"/>
    </style:style>
    <style:style style:name="P62" style:family="paragraph" style:parent-style-name="Standard">
      <style:paragraph-properties fo:text-align="center" style:justify-single-word="false"/>
      <style:text-properties style:font-name="Liberation Sans" officeooo:rsid="001aced1" officeooo:paragraph-rsid="001aced1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bold" officeooo:paragraph-rsid="0016c9be" fo:background-color="#ffff00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bold" fo:background-color="#ffff00" style:font-size-asian="10pt" style:font-weight-asian="bold" style:font-weight-complex="bold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9pt" style:font-size-asian="9pt" style:font-size-complex="9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016c9be" style:font-size-asian="9pt" style:font-size-complex="9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background-color="#ffff00" style:font-size-asian="9pt" style:font-size-complex="9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fo:background-color="#ffff00" style:font-weight-asian="bold" style:font-weight-complex="bold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fo:background-color="#ffff00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officeooo:paragraph-rsid="00186cf4" fo:background-color="#ffff0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officeooo:paragraph-rsid="0016c9be" fo:background-color="#ffff00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officeooo:rsid="00166e20" officeooo:paragraph-rsid="00186cf4" fo:background-color="#ffff00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86cf4" officeooo:paragraph-rsid="00186cf4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#ffff00"/>
    </style:style>
    <style:style style:name="T1" style:family="text">
      <style:text-properties officeooo:rsid="000e1347"/>
    </style:style>
    <style:style style:name="T2" style:family="text">
      <style:text-properties officeooo:rsid="000e833a"/>
    </style:style>
    <style:style style:name="T3" style:family="text">
      <style:text-properties fo:color="#008080" style:font-name="Monospace" fo:font-size="10pt" style:font-size-asian="10pt"/>
    </style:style>
    <style:style style:name="T4" style:family="text">
      <style:text-properties fo:color="#008080" style:font-name="Monospace" fo:font-size="10pt" officeooo:rsid="00140d7f" style:font-size-asian="10pt" fo:background-color="#e8f2fe"/>
    </style:style>
    <style:style style:name="T5" style:family="text">
      <style:text-properties fo:color="#008080" style:font-name="Monospace" fo:font-size="10pt" officeooo:rsid="00140d7f" style:font-size-asian="10pt"/>
    </style:style>
    <style:style style:name="T6" style:family="text">
      <style:text-properties fo:color="#008080" style:font-name="Monospace" fo:font-size="10pt" fo:font-weight="bold" style:font-size-asian="10pt" style:font-weight-asian="bold" style:font-weight-complex="bold"/>
    </style:style>
    <style:style style:name="T7" style:family="text">
      <style:text-properties fo:color="#008080" style:font-name="Monospace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8080" style:font-name="Monospace" fo:font-size="10pt" fo:font-weight="bold" fo:background-color="#ffff00" loext:char-shading-value="0" style:font-size-asian="10pt" style:font-weight-asian="bold" style:font-weight-complex="bold"/>
    </style:style>
    <style:style style:name="T9" style:family="text">
      <style:text-properties fo:color="#008080" style:font-name="Monospace" fo:font-size="10pt" fo:font-weight="bold" fo:background-color="#ffff00" loext:char-shading-value="0" style:font-size-asian="10pt" style:font-weight-asian="bold" style:font-weight-complex="bold"/>
    </style:style>
    <style:style style:name="T10" style:family="text">
      <style:text-properties fo:color="#008080" style:font-name="Monospace"/>
    </style:style>
    <style:style style:name="T11" style:family="text">
      <style:text-properties fo:color="#008080" style:font-name="Monospace" fo:font-size="9pt" style:font-size-asian="9pt" style:font-size-complex="9pt"/>
    </style:style>
    <style:style style:name="T12" style:family="text">
      <style:text-properties fo:color="#008080" style:font-name="Monospace" fo:font-size="9pt" fo:font-weight="normal" style:font-size-asian="9pt" style:font-weight-asian="normal" style:font-size-complex="9pt" style:font-weight-complex="normal"/>
    </style:style>
    <style:style style:name="T13" style:family="text">
      <style:text-properties fo:color="#3f7f7f" style:font-name="Monospace" fo:font-size="10pt" style:font-size-asian="10pt"/>
    </style:style>
    <style:style style:name="T14" style:family="text">
      <style:text-properties fo:color="#3f7f7f" style:font-name="Monospace" fo:font-size="10pt" officeooo:rsid="00140d7f" style:font-size-asian="10pt" fo:background-color="#d4d4d4"/>
    </style:style>
    <style:style style:name="T15" style:family="text">
      <style:text-properties fo:color="#3f7f7f" style:font-name="Monospace" fo:font-size="10pt" fo:font-weight="bold" style:font-size-asian="10pt" style:font-weight-asian="bold" style:font-weight-complex="bold"/>
    </style:style>
    <style:style style:name="T16" style:family="text">
      <style:text-properties fo:color="#3f7f7f" style:font-name="Monospace"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3f7f7f" style:font-name="Monospace" fo:font-size="10pt" fo:font-weight="bold" style:font-size-asian="10pt" style:font-weight-asian="bold"/>
    </style:style>
    <style:style style:name="T18" style:family="text">
      <style:text-properties fo:color="#3f7f7f" style:font-name="Monospace" fo:font-size="10pt" fo:font-weight="bold" fo:background-color="#ffff00" loext:char-shading-value="0" style:font-size-asian="10pt" style:font-weight-asian="bold" style:font-weight-complex="bold"/>
    </style:style>
    <style:style style:name="T19" style:family="text">
      <style:text-properties fo:color="#3f7f7f" style:font-name="Monospace" fo:font-size="10pt" fo:font-weight="bold" fo:background-color="#ffff00" loext:char-shading-value="0" style:font-size-asian="10pt" style:font-weight-asian="bold" style:font-weight-complex="bold"/>
    </style:style>
    <style:style style:name="T20" style:family="text">
      <style:text-properties fo:color="#3f7f7f" style:font-name="Monospace" fo:font-size="10pt" fo:font-style="italic" style:font-size-asian="10pt" style:font-style-asian="italic"/>
    </style:style>
    <style:style style:name="T21" style:family="text">
      <style:text-properties fo:color="#3f7f7f" style:font-name="Monospace"/>
    </style:style>
    <style:style style:name="T22" style:family="text">
      <style:text-properties fo:color="#3f7f7f" style:font-name="Monospace" fo:font-size="9pt" style:font-size-asian="9pt" style:font-size-complex="9pt"/>
    </style:style>
    <style:style style:name="T23" style:family="text">
      <style:text-properties fo:color="#3f7f7f" style:font-name="Monospace" fo:font-size="9pt" fo:font-weight="normal" style:font-size-asian="9pt" style:font-weight-asian="normal" style:font-size-complex="9pt" style:font-weight-complex="normal"/>
    </style:style>
    <style:style style:name="T24" style:family="text">
      <style:text-properties fo:color="#3f7f7f" style:font-name="Monospace" fo:font-weight="bold" style:font-weight-asian="bold"/>
    </style:style>
    <style:style style:name="T25" style:family="text">
      <style:text-properties fo:color="#3f7f7f" style:font-name="Monospace" fo:font-style="italic" style:font-style-asian="italic"/>
    </style:style>
    <style:style style:name="T26" style:family="text">
      <style:text-properties style:font-name="Monospace"/>
    </style:style>
    <style:style style:name="T27" style:family="text">
      <style:text-properties style:font-name="Monospace" fo:font-size="10pt" style:font-size-asian="10pt"/>
    </style:style>
    <style:style style:name="T28" style:family="text">
      <style:text-properties style:font-name="Monospace" fo:font-size="10pt" officeooo:rsid="00140d7f" style:font-size-asian="10pt"/>
    </style:style>
    <style:style style:name="T29" style:family="text">
      <style:text-properties style:font-name="Monospace" fo:font-size="10pt" fo:font-weight="bold" style:font-size-asian="10pt" style:font-weight-asian="bold" style:font-weight-complex="bold"/>
    </style:style>
    <style:style style:name="T30" style:family="text">
      <style:text-properties style:font-name="Monospace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Monospace" fo:font-size="9pt" fo:font-weight="normal" style:font-size-asian="9pt" style:font-weight-asian="normal" style:font-size-complex="9pt" style:font-weight-complex="normal"/>
    </style:style>
    <style:style style:name="T32" style:family="text">
      <style:text-properties fo:color="#7f007f" style:font-name="Monospace" fo:font-size="10pt" style:font-size-asian="10pt"/>
    </style:style>
    <style:style style:name="T33" style:family="text">
      <style:text-properties fo:color="#7f007f" style:font-name="Monospace" fo:font-size="10pt" officeooo:rsid="00140d7f" style:font-size-asian="10pt"/>
    </style:style>
    <style:style style:name="T34" style:family="text">
      <style:text-properties fo:color="#7f007f" style:font-name="Monospace" fo:font-size="10pt" fo:font-weight="bold" style:font-size-asian="10pt" style:font-weight-asian="bold" style:font-weight-complex="bold"/>
    </style:style>
    <style:style style:name="T35" style:family="text">
      <style:text-properties fo:color="#7f007f" style:font-name="Monospace" fo:font-size="10pt" fo:font-weight="bold" style:font-size-asian="10pt" style:font-weight-asian="bold" style:font-size-complex="10pt" style:font-weight-complex="bold"/>
    </style:style>
    <style:style style:name="T36" style:family="text">
      <style:text-properties fo:color="#7f007f" style:font-name="Monospace"/>
    </style:style>
    <style:style style:name="T37" style:family="text">
      <style:text-properties fo:color="#7f007f" style:font-name="Monospace" fo:font-size="9pt" fo:font-weight="normal" style:font-size-asian="9pt" style:font-weight-asian="normal" style:font-size-complex="9pt" style:font-weight-complex="normal"/>
    </style:style>
    <style:style style:name="T38" style:family="text">
      <style:text-properties fo:color="#3c3c3c" style:font-name="Monospace" fo:font-size="10pt" style:font-size-asian="10pt"/>
    </style:style>
    <style:style style:name="T39" style:family="text">
      <style:text-properties fo:color="#3c3c3c" style:font-name="Monospace" fo:font-size="10pt" style:font-size-asian="10pt" fo:background-color="#e8f2fe"/>
    </style:style>
    <style:style style:name="T40" style:family="text">
      <style:text-properties fo:color="#3c3c3c" style:font-name="Monospace" fo:font-size="10pt" officeooo:rsid="00140d7f" style:font-size-asian="10pt"/>
    </style:style>
    <style:style style:name="T41" style:family="text">
      <style:text-properties fo:color="#3c3c3c" style:font-name="Monospace" fo:font-size="10pt" fo:font-weight="bold" style:font-size-asian="10pt" style:font-weight-asian="bold" style:font-weight-complex="bold"/>
    </style:style>
    <style:style style:name="T42" style:family="text">
      <style:text-properties fo:color="#3c3c3c" style:font-name="Monospace" fo:font-size="10pt" fo:font-weight="bold" style:font-size-asian="10pt" style:font-weight-asian="bold" style:font-size-complex="10pt" style:font-weight-complex="bold"/>
    </style:style>
    <style:style style:name="T43" style:family="text">
      <style:text-properties fo:color="#3c3c3c" style:font-name="Monospace" fo:font-size="10pt" fo:font-weight="bold" fo:background-color="#ffff00" loext:char-shading-value="0" style:font-size-asian="10pt" style:font-weight-asian="bold" style:font-weight-complex="bold"/>
    </style:style>
    <style:style style:name="T44" style:family="text">
      <style:text-properties fo:color="#3c3c3c" style:font-name="Monospace" fo:font-size="10pt" fo:font-weight="bold" fo:background-color="#ffff00" loext:char-shading-value="0" style:font-size-asian="10pt" style:font-weight-asian="bold" style:font-weight-complex="bold"/>
    </style:style>
    <style:style style:name="T45" style:family="text">
      <style:text-properties fo:color="#3c3c3c" style:font-name="Monospace" fo:font-size="10pt" fo:background-color="#ffff00" loext:char-shading-value="0" style:font-size-asian="10pt"/>
    </style:style>
    <style:style style:name="T46" style:family="text">
      <style:text-properties fo:color="#3c3c3c" style:font-name="Monospace" fo:font-size="10pt" fo:background-color="#ffff00" loext:char-shading-value="0" style:font-size-asian="10pt"/>
    </style:style>
    <style:style style:name="T47" style:family="text">
      <style:text-properties fo:color="#3c3c3c" style:font-name="Monospace"/>
    </style:style>
    <style:style style:name="T48" style:family="text">
      <style:text-properties fo:color="#3c3c3c" style:font-name="Monospace" fo:font-size="9pt" style:font-size-asian="9pt" style:font-size-complex="9pt"/>
    </style:style>
    <style:style style:name="T49" style:family="text">
      <style:text-properties fo:color="#3c3c3c" style:font-name="Monospace" fo:font-size="9pt" fo:font-weight="normal" style:font-size-asian="9pt" style:font-weight-asian="normal" style:font-size-complex="9pt" style:font-weight-complex="normal"/>
    </style:style>
    <style:style style:name="T50" style:family="text">
      <style:text-properties fo:color="#3c3c3c" style:font-name="Monospace" fo:background-color="#ffff00" loext:char-shading-value="0"/>
    </style:style>
    <style:style style:name="T51" style:family="text">
      <style:text-properties fo:color="#2a00ff" style:font-name="Monospace" fo:font-size="10pt" fo:font-style="italic" style:font-size-asian="10pt" style:font-style-asian="italic"/>
    </style:style>
    <style:style style:name="T52" style:family="text">
      <style:text-properties fo:color="#2a00ff" style:font-name="Monospace" fo:font-size="10pt" fo:font-style="italic" officeooo:rsid="00140d7f" style:font-size-asian="10pt" style:font-style-asian="italic"/>
    </style:style>
    <style:style style:name="T53" style:family="text">
      <style:text-properties fo:color="#2a00ff" style:font-name="Monospace" fo:font-size="10pt" fo:font-style="italic" fo:font-weight="bold" style:font-size-asian="10pt" style:font-style-asian="italic" style:font-weight-asian="bold" style:font-weight-complex="bold"/>
    </style:style>
    <style:style style:name="T54" style:family="text">
      <style:text-properties fo:color="#2a00ff" style:font-name="Monospace" fo:font-size="10pt" fo:font-style="italic" fo:font-weight="bold" style:font-size-asian="10pt" style:font-style-asian="italic" style:font-weight-asian="bold" style:font-size-complex="10pt" style:font-weight-complex="bold"/>
    </style:style>
    <style:style style:name="T55" style:family="text">
      <style:text-properties fo:color="#2a00ff" style:font-name="Monospace" fo:font-size="10pt" style:font-size-asian="10pt" fo:background-color="#e8f2fe"/>
    </style:style>
    <style:style style:name="T56" style:family="text">
      <style:text-properties fo:color="#2a00ff" style:font-name="Monospace" fo:font-size="10pt" officeooo:rsid="00153ff1" style:font-size-asian="10pt" fo:background-color="#e8f2fe"/>
    </style:style>
    <style:style style:name="T57" style:family="text">
      <style:text-properties fo:color="#2a00ff" style:font-name="Monospace" fo:font-size="10pt" fo:font-weight="bold" style:font-size-asian="10pt" style:font-weight-asian="bold" style:font-size-complex="10pt" style:font-weight-complex="bold"/>
    </style:style>
    <style:style style:name="T58" style:family="text">
      <style:text-properties fo:color="#2a00ff" style:font-name="Monospace" fo:font-size="10pt" fo:font-weight="bold" fo:background-color="#ffff00" loext:char-shading-value="0" style:font-size-asian="10pt" style:font-weight-asian="bold" style:font-size-complex="10pt" style:font-weight-complex="bold"/>
    </style:style>
    <style:style style:name="T59" style:family="text">
      <style:text-properties fo:color="#2a00ff" style:font-name="Monospace" fo:font-style="italic" style:font-style-asian="italic"/>
    </style:style>
    <style:style style:name="T60" style:family="text">
      <style:text-properties fo:color="#2a00ff" style:font-name="Monospace"/>
    </style:style>
    <style:style style:name="T61" style:family="text">
      <style:text-properties fo:color="#2a00ff" style:font-name="Monospace" fo:font-size="9pt" fo:font-style="italic" fo:font-weight="normal" style:font-size-asian="9pt" style:font-style-asian="italic" style:font-weight-asian="normal" style:font-size-complex="9pt" style:font-weight-complex="normal"/>
    </style:style>
    <style:style style:name="T62" style:family="text">
      <style:text-properties fo:color="#3f5fbf" style:font-name="Monospace"/>
    </style:style>
    <style:style style:name="T63" style:family="text">
      <style:text-properties fo:color="#3f5fbf" style:font-name="Monospace" fo:font-size="9pt" style:font-size-asian="9pt" style:font-size-complex="9pt"/>
    </style:style>
    <style:style style:name="T64" style:family="text">
      <style:text-properties officeooo:rsid="00112be8"/>
    </style:style>
    <style:style style:name="T65" style:family="text">
      <style:text-properties fo:color="#000000"/>
    </style:style>
    <style:style style:name="T66" style:family="text">
      <style:text-properties fo:color="#000000" style:font-name="Monospace" fo:font-size="10pt" style:font-size-asian="10pt"/>
    </style:style>
    <style:style style:name="T67" style:family="text">
      <style:text-properties fo:color="#000000" style:font-name="Monospace" fo:font-size="10pt" style:font-size-asian="10pt" fo:background-color="#e8f2fe"/>
    </style:style>
    <style:style style:name="T68" style:family="text">
      <style:text-properties fo:color="#000000" style:font-name="Monospace" fo:font-size="10pt" style:font-size-asian="10pt"/>
    </style:style>
    <style:style style:name="T69" style:family="text">
      <style:text-properties fo:color="#000000" style:font-name="Monospace" fo:font-size="10pt" fo:font-weight="bold" style:font-size-asian="10pt" style:font-weight-asian="bold" style:font-size-complex="10pt" style:font-weight-complex="bold"/>
    </style:style>
    <style:style style:name="T70" style:family="text">
      <style:text-properties fo:color="#000000" style:font-name="Monospace" fo:font-size="10pt" fo:font-weight="bold" fo:background-color="#ffff00" loext:char-shading-value="0" style:font-size-asian="10pt" style:font-weight-asian="bold" style:font-size-complex="10pt" style:font-weight-complex="bold"/>
    </style:style>
    <style:style style:name="T71" style:family="text">
      <style:text-properties fo:color="#000000" style:font-name="Monospace"/>
    </style:style>
    <style:style style:name="T72" style:family="text">
      <style:text-properties fo:color="#000000" fo:font-size="10pt" style:font-size-asian="10pt"/>
    </style:style>
    <style:style style:name="T73" style:family="text">
      <style:text-properties fo:color="#000000" fo:font-size="10pt" style:font-size-asian="10pt" fo:background-color="#e8f2fe"/>
    </style:style>
    <style:style style:name="T74" style:family="text">
      <style:text-properties fo:color="#000000" fo:background-color="#e8f2fe"/>
    </style:style>
    <style:style style:name="T75" style:family="text">
      <style:text-properties fo:color="#000000"/>
    </style:style>
    <style:style style:name="T76" style:family="text">
      <style:text-properties fo:color="#000000" officeooo:rsid="001aced1"/>
    </style:style>
    <style:style style:name="T77" style:family="text">
      <style:text-properties fo:color="#7f0055" style:font-name="Monospace" fo:font-size="10pt" fo:font-weight="bold" style:font-size-asian="10pt" style:font-weight-asian="bold" fo:background-color="#e8f2fe"/>
    </style:style>
    <style:style style:name="T78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79" style:family="text">
      <style:text-properties fo:color="#7f0055" style:font-name="Monospace" fo:font-weight="bold" style:font-weight-asian="bold"/>
    </style:style>
    <style:style style:name="T80" style:family="text">
      <style:text-properties fo:color="#7f0055" style:font-name="Monospace"/>
    </style:style>
    <style:style style:name="T81" style:family="text">
      <style:text-properties officeooo:rsid="00166e20"/>
    </style:style>
    <style:style style:name="T82" style:family="text">
      <style:text-properties fo:color="#2a00e1" style:font-name="Monospace" fo:font-size="10pt" fo:font-style="italic" style:font-size-asian="10pt" style:font-style-asian="italic"/>
    </style:style>
    <style:style style:name="T83" style:family="text">
      <style:text-properties fo:color="#2a00e1" style:font-name="Monospace" fo:font-style="italic" style:font-style-asian="italic"/>
    </style:style>
    <style:style style:name="T84" style:family="text">
      <style:text-properties officeooo:rsid="0016c9be"/>
    </style:style>
    <style:style style:name="T85" style:family="text">
      <style:text-properties officeooo:rsid="00173df5"/>
    </style:style>
    <style:style style:name="T86" style:family="text">
      <style:text-properties officeooo:rsid="00186cf4"/>
    </style:style>
    <style:style style:name="T87" style:family="text">
      <style:text-properties style:font-name="Ubuntu"/>
    </style:style>
    <style:style style:name="T88" style:family="text">
      <style:text-properties style:font-name="DejaVu Sans"/>
    </style:style>
    <style:style style:name="T89" style:family="text">
      <style:text-properties style:font-name="Liberation Sans"/>
    </style:style>
    <style:style style:name="T90" style:family="text">
      <style:text-properties officeooo:rsid="001aced1"/>
    </style:style>
    <style:style style:name="T91" style:family="text">
      <style:text-properties fo:language="en" fo:country="US"/>
    </style:style>
    <style:style style:name="T92" style:family="text">
      <style:text-properties officeooo:rsid="001b67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91">My</text:span> Dojo Quiz</text:p>
      <text:p text:style-name="P24"/>
      <text:p text:style-name="P62">This tutorial will show you how to build a quiz game with bootstrap and jquery.</text:p>
      <text:p text:style-name="P24"/>
      <text:p text:style-name="P27">1) <text:span text:style-name="T2">D</text:span>ownload the starter files</text:p>
      <text:p text:style-name="P37"/>
      <text:p text:style-name="P61">First, download the starter file from GitHub on </text:p>
      <text:p text:style-name="P61"/>
      <text:p text:style-name="P61"><text:a xlink:type="simple" xlink:href="https://github.com/coderdojowaterford/dojo_quiz_starter" text:style-name="Internet_20_link" text:visited-style-name="Visited_20_Internet_20_Link">https://github.com/coderdojowaterford/dojo_quiz_starter</text:a></text:p>
      <text:p text:style-name="P61"/>
      <text:p text:style-name="P61">This contains the following files :</text:p>
      <text:p text:style-name="P61">- index.php : this is the file where we will put all the html in this tutorial</text:p>
      <text:p text:style-name="P61">- style.css : this file is where we will write the css code we need</text:p>
      <text:p text:style-name="P61">- script.js : this file is where we will write the javascript we need</text:p>
      <text:p text:style-name="P61">- img : this folder contains the images we will use in our quiz</text:p>
      <text:p text:style-name="P61">- bootstrap.min.css : this is a library file (we can ignore what is in it)</text:p>
      <text:p text:style-name="P61">- bootstrap.min.js : this is a library file (we can ignore what is in it)</text:p>
      <text:p text:style-name="P61">- jquery-3.2.1.slim.min.js : this is a library file (we can ignore what is in it)</text:p>
      <text:p text:style-name="P61">- popper.min.js : this is a library file (we can ignore what is in it)</text:p>
      <text:p text:style-name="P25"/>
      <text:p text:style-name="P37">The index.html file contains the bootstrap starter template, this is taken from :</text:p>
      <text:p text:style-name="P2"><text:a xlink:type="simple" xlink:href="https://getbootstrap.com/docs/4.0/getting-started/introduction/" text:style-name="Internet_20_link" text:visited-style-name="Visited_20_Internet_20_Link"><text:span text:style-name="T89">https://getbootstrap.com/docs/4.0/getting-started/introduction/</text:span></text:a></text:p>
      <text:p text:style-name="P37"/>
      <text:p text:style-name="P37"/>
      <text:p text:style-name="P28">2) Getting started</text:p>
      <text:p text:style-name="P38"/>
      <text:p text:style-name="P39"><text:span text:style-name="T90">First</text:span> open the following files a code editor such as notepad++ or sublime:</text:p>
      <text:p text:style-name="P26">- index.php : this is the file where we will put all the html in this tutorial</text:p>
      <text:p text:style-name="P26">- style.css : this file is where we will write the css code we need</text:p>
      <text:p text:style-name="P26">- script.js : this file is where we will write the javascript we need</text:p>
      <text:p text:style-name="P26"/>
      <text:p text:style-name="P29"><text:soft-page-break/>3) Link the style.css file and the script.js file and add the base HTML structure.</text:p>
      <text:p text:style-name="P26"/>
      <text:p text:style-name="P40"><text:span text:style-name="T64">G</text:span>o edit the index.php file and<text:span text:style-name="T2"> link the style.css file and the script.js files in the html file as done in the code below,</text:span></text:p>
      <text:p text:style-name="P38"/>
      <text:p text:style-name="P38">And finally change the title and create the base html structure as shown in the code below :</text:p>
      <text:p text:style-name="P3"/>
      <text:p text:style-name="P4"><text:span text:style-name="T10">&lt;!</text:span><text:span text:style-name="T21">doctype</text:span><text:span text:style-name="T26"> </text:span><text:span text:style-name="T10">html&gt;</text:span></text:p>
      <text:p text:style-name="P68"><text:span text:style-name="T10">&lt;</text:span><text:span text:style-name="T21">html</text:span><text:span text:style-name="T26"> </text:span><text:span text:style-name="T36">lang</text:span><text:span text:style-name="T47">=</text:span><text:span text:style-name="T59">"en"</text:span><text:span text:style-name="T10">&gt;</text:span></text:p>
      <text:p text:style-name="P68"><text:span text:style-name="T47"><text:s text:c="2"/></text:span><text:span text:style-name="T10">&lt;</text:span><text:span text:style-name="T21">head</text:span><text:span text:style-name="T10">&gt;</text:span></text:p>
      <text:p text:style-name="P68"><text:span text:style-name="T47"><text:s text:c="4"/></text:span><text:span text:style-name="T62">&lt;!-- Required meta tags --&gt;</text:span></text:p>
      <text:p text:style-name="P68"><text:span text:style-name="T47"><text:s text:c="4"/></text:span><text:span text:style-name="T10">&lt;</text:span><text:span text:style-name="T21">meta</text:span><text:span text:style-name="T26"> </text:span><text:span text:style-name="T36">charset</text:span><text:span text:style-name="T47">=</text:span><text:span text:style-name="T59">"utf-8"</text:span><text:span text:style-name="T10">&gt;</text:span></text:p>
      <text:p text:style-name="P68"><text:span text:style-name="T47"><text:s text:c="4"/></text:span><text:span text:style-name="T10">&lt;</text:span><text:span text:style-name="T21">meta</text:span><text:span text:style-name="T26"> </text:span><text:span text:style-name="T36">name</text:span><text:span text:style-name="T47">=</text:span><text:span text:style-name="T59">"viewport"</text:span><text:span text:style-name="T26"> </text:span><text:span text:style-name="T36">content</text:span><text:span text:style-name="T47">=</text:span><text:span text:style-name="T59">"width=device-width, initial-scale=1, shrink-to-fit=no"</text:span><text:span text:style-name="T10">&gt;</text:span></text:p>
      <text:p text:style-name="P67"/>
      <text:p text:style-name="P68"><text:span text:style-name="T47"><text:s text:c="4"/></text:span><text:span text:style-name="T62">&lt;!-- Bootstrap CSS --&gt;</text:span></text:p>
      <text:p text:style-name="P68"><text:span text:style-name="T47"><text:s text:c="4"/></text:span><text:span text:style-name="T10">&lt;</text:span><text:span text:style-name="T21">link</text:span><text:span text:style-name="T26"> </text:span><text:span text:style-name="T36">rel</text:span><text:span text:style-name="T47">=</text:span><text:span text:style-name="T59">"stylesheet"</text:span><text:span text:style-name="T26"> </text:span><text:span text:style-name="T36">href</text:span><text:span text:style-name="T47">=</text:span><text:span text:style-name="T59">"bootstrap.min.css"</text:span><text:span text:style-name="T10">&gt;</text:span></text:p>
      <text:p text:style-name="P79"><text:span text:style-name="T38"><text:s text:c="4"/></text:span><text:span text:style-name="T6">&lt;</text:span><text:span text:style-name="T15">link</text:span><text:span text:style-name="T29"> </text:span><text:span text:style-name="T34">rel</text:span><text:span text:style-name="T41">=</text:span><text:span text:style-name="T53">"stylesheet"</text:span><text:span text:style-name="T29"> </text:span><text:span text:style-name="T34">href</text:span><text:span text:style-name="T41">=</text:span><text:span text:style-name="T53">"style.css"</text:span><text:span text:style-name="T6">&gt;</text:span></text:p>
      <text:p text:style-name="P64"/>
      <text:p text:style-name="P63"><text:span text:style-name="T38"><text:s text:c="3"/></text:span><text:span text:style-name="T46"><text:s/></text:span><text:span text:style-name="T9">&lt;</text:span><text:span text:style-name="T19">title</text:span><text:span text:style-name="T9">&gt;</text:span><text:span text:style-name="T44">My Dojo Quiz</text:span><text:span text:style-name="T9">&lt;/</text:span><text:span text:style-name="T19">title</text:span><text:span text:style-name="T9">&gt;</text:span></text:p>
      <text:p text:style-name="P63"><text:span text:style-name="T38"><text:s/></text:span><text:span text:style-name="T48"><text:s/></text:span><text:span text:style-name="T11">&lt;/</text:span><text:span text:style-name="T22">head</text:span><text:span text:style-name="T11">&gt;</text:span></text:p>
      <text:p text:style-name="P68"><text:span text:style-name="T47"><text:s text:c="2"/></text:span><text:span text:style-name="T10">&lt;</text:span><text:span text:style-name="T21">body</text:span><text:span text:style-name="T10">&gt;</text:span></text:p>
      <text:p text:style-name="P79"><text:span text:style-name="T38"><text:s text:c="4"/></text:span><text:span text:style-name="T6">&lt;</text:span><text:span text:style-name="T15">div</text:span><text:span text:style-name="T29"> </text:span><text:span text:style-name="T34">id</text:span><text:span text:style-name="T41">=</text:span><text:span text:style-name="T53">"start"</text:span><text:span text:style-name="T29"> </text:span><text:span text:style-name="T34">class</text:span><text:span text:style-name="T41">=</text:span><text:span text:style-name="T53">"container"</text:span><text:span text:style-name="T6">&gt;</text:span></text:p>
      <text:p text:style-name="P72"><text:span text:style-name="T38"><text:s text:c="10"/></text:span><text:span text:style-name="T3">&lt;</text:span><text:span text:style-name="T13">h1</text:span><text:span text:style-name="T3">&gt;</text:span><text:span text:style-name="T38">My Dojo Quiz</text:span><text:span text:style-name="T3">&lt;/</text:span><text:span text:style-name="T13">h1</text:span><text:span text:style-name="T3">&gt;</text:span></text:p>
      <text:p text:style-name="P76"><text:span text:style-name="T10"><text:s text:c="6"/>&lt;</text:span><text:span text:style-name="T21">button</text:span><text:span text:style-name="T10"> </text:span><text:span text:style-name="T36">id</text:span><text:span text:style-name="T47">=</text:span><text:span text:style-name="T59">"start-button"</text:span><text:span text:style-name="T10"> </text:span><text:span text:style-name="T36">class</text:span><text:span text:style-name="T47">=</text:span><text:span text:style-name="T59">"btn btn-primary"</text:span><text:span text:style-name="T10"> &gt;</text:span><text:span text:style-name="T47">Start</text:span><text:span text:style-name="T10">&lt;/</text:span><text:span text:style-name="T21">button</text:span><text:span text:style-name="T10">&gt;</text:span></text:p>
      <text:p text:style-name="P72"><text:span text:style-name="T38"><text:s text:c="6"/></text:span><text:span text:style-name="T3">&lt;/</text:span><text:span text:style-name="T13">div</text:span><text:span text:style-name="T3">&gt;</text:span></text:p>
      <text:p text:style-name="P72"><text:span text:style-name="T38"><text:s text:c="6"/></text:span><text:span text:style-name="T3">&lt;</text:span><text:span text:style-name="T13">div</text:span><text:span text:style-name="T27"> </text:span><text:span text:style-name="T32">id</text:span><text:span text:style-name="T38">=</text:span><text:span text:style-name="T51">"quiz"</text:span><text:span text:style-name="T27"> </text:span><text:span text:style-name="T32">class</text:span><text:span text:style-name="T38">=</text:span><text:span text:style-name="T51">"container"</text:span><text:span text:style-name="T3">&gt;</text:span></text:p>
      <text:p text:style-name="P72"><text:span text:style-name="T38"><text:s text:c="8"/></text:span><text:span text:style-name="T3">&lt;</text:span><text:span text:style-name="T13">h1</text:span><text:span text:style-name="T3">&gt;</text:span><text:span text:style-name="T38">The Quiz</text:span><text:span text:style-name="T3">&lt;/</text:span><text:span text:style-name="T13">h1</text:span><text:span text:style-name="T3">&gt;</text:span></text:p>
      <text:p text:style-name="P72"><text:span text:style-name="T38"><text:s text:c="6"/></text:span><text:span text:style-name="T3">&lt;/</text:span><text:span text:style-name="T13">div</text:span><text:span text:style-name="T3">&gt;</text:span></text:p>
      <text:p text:style-name="P72"><text:span text:style-name="T38"><text:s text:c="6"/></text:span><text:span text:style-name="T3">&lt;</text:span><text:span text:style-name="T13">div</text:span><text:span text:style-name="T27"> </text:span><text:span text:style-name="T32">id</text:span><text:span text:style-name="T38">=</text:span><text:span text:style-name="T51">"results"</text:span><text:span text:style-name="T27"> </text:span><text:span text:style-name="T32">class</text:span><text:span text:style-name="T38">=</text:span><text:span text:style-name="T51">"container"</text:span><text:span text:style-name="T3">&gt;</text:span></text:p>
      <text:p text:style-name="P72"><text:span text:style-name="T38"><text:s text:c="8"/></text:span><text:span text:style-name="T3">&lt;</text:span><text:span text:style-name="T13">h1</text:span><text:span text:style-name="T3">&gt;</text:span><text:span text:style-name="T38">Results</text:span><text:span text:style-name="T3">&lt;/</text:span><text:span text:style-name="T13">h1</text:span><text:span text:style-name="T3">&gt;</text:span></text:p>
      <text:p text:style-name="P72"><text:span text:style-name="T38"><text:s text:c="6"/></text:span><text:span text:style-name="T3">&lt;/</text:span><text:span text:style-name="T13">div</text:span><text:span text:style-name="T3">&gt;</text:span></text:p>
      <text:p text:style-name="P64"/>
      <text:p text:style-name="P63"><text:span text:style-name="T38"><text:s text:c="4"/></text:span><text:span text:style-name="T63">&lt;!-- Optional JavaScript --&gt;</text:span></text:p>
      <text:p text:style-name="P68"><text:span text:style-name="T47"><text:s text:c="4"/></text:span><text:span text:style-name="T62">&lt;!-- jQuery first, then Popper.js, then Bootstrap JS --&gt;</text:span></text:p>
      <text:p text:style-name="P68"><text:span text:style-name="T47"><text:s text:c="4"/></text:span><text:span text:style-name="T10">&lt;</text:span><text:span text:style-name="T21">script</text:span><text:span text:style-name="T26"> </text:span><text:span text:style-name="T36">src</text:span><text:span text:style-name="T47">=</text:span><text:span text:style-name="T59">"jquery-3.2.1.slim.min.js"</text:span><text:span text:style-name="T26"> </text:span><text:span text:style-name="T10">&gt;&lt;/</text:span><text:span text:style-name="T21">script</text:span><text:span text:style-name="T10">&gt;</text:span></text:p>
      <text:p text:style-name="P68"><text:span text:style-name="T47"><text:s text:c="4"/></text:span><text:span text:style-name="T10">&lt;</text:span><text:span text:style-name="T21">script</text:span><text:span text:style-name="T26"> </text:span><text:span text:style-name="T36">src</text:span><text:span text:style-name="T47">=</text:span><text:span text:style-name="T59">"popper.min.js"</text:span><text:span text:style-name="T26"> </text:span><text:span text:style-name="T10">&gt;&lt;/</text:span><text:span text:style-name="T21">script</text:span><text:span text:style-name="T10">&gt;</text:span></text:p>
      <text:p text:style-name="P68"><text:span text:style-name="T47"><text:s text:c="4"/></text:span><text:span text:style-name="T10">&lt;</text:span><text:span text:style-name="T21">script</text:span><text:span text:style-name="T26"> </text:span><text:span text:style-name="T36">src</text:span><text:span text:style-name="T47">=</text:span><text:span text:style-name="T59">"bootstrap.min.js"</text:span><text:span text:style-name="T26"> </text:span><text:span text:style-name="T10">&gt;&lt;/</text:span><text:span text:style-name="T21">script</text:span><text:span text:style-name="T10">&gt;</text:span></text:p>
      <text:p text:style-name="P79"><text:span text:style-name="T38"><text:s text:c="4"/></text:span><text:span text:style-name="T6">&lt;</text:span><text:span text:style-name="T15">script</text:span><text:span text:style-name="T29"> </text:span><text:span text:style-name="T34">src</text:span><text:span text:style-name="T41">=</text:span><text:span text:style-name="T53">"script.js"</text:span><text:span text:style-name="T6">&gt;&lt;/</text:span><text:span text:style-name="T15">script</text:span><text:span text:style-name="T6">&gt;</text:span></text:p>
      <text:p text:style-name="P68"><text:span text:style-name="T47"><text:s text:c="2"/></text:span><text:span text:style-name="T10">&lt;/</text:span><text:span text:style-name="T21">body</text:span><text:span text:style-name="T10">&gt;</text:span></text:p>
      <text:p text:style-name="P68"><text:span text:style-name="T10">&lt;/</text:span><text:span text:style-name="T21">html</text:span><text:span text:style-name="T10">&gt;</text:span></text:p>
      <text:p text:style-name="P4"><text:soft-page-break/></text:p>
      <text:p text:style-name="P3"/>
      <text:p text:style-name="P40">Save the changes and check your browser to see what it looks like.</text:p>
      <text:p text:style-name="P38"/>
      <text:p text:style-name="P38"/>
      <text:p text:style-name="P30"><text:span text:style-name="T84">4</text:span>) What is jQuery ?</text:p>
      <text:p text:style-name="P41"/>
      <text:p text:style-name="P41">jQuery is a library that allows you to select an htlm element and make that html element dynamic.</text:p>
      <text:p text:style-name="P41">This library is already included with bootstrap. </text:p>
      <text:p text:style-name="P41"/>
      <text:p text:style-name="P41">The jQuery library gives you the $() function.</text:p>
      <text:p text:style-name="P41"/>
      <text:p text:style-name="P41">To use jQuery use the lines</text:p>
      <text:p text:style-name="P11"/>
      <text:p text:style-name="P11"><text:span text:style-name="T67">$(</text:span><text:span text:style-name="T39"> </text:span><text:span text:style-name="T67">document</text:span><text:span text:style-name="T39"> </text:span><text:span text:style-name="T67">).ready(</text:span><text:span text:style-name="T39"> </text:span><text:span text:style-name="T77">function</text:span><text:span text:style-name="T39"> </text:span><text:span text:style-name="T67">()</text:span><text:span text:style-name="T39"> </text:span><text:span text:style-name="T67">{</text:span></text:p>
      <text:p text:style-name="P11"><text:span text:style-name="T67"/></text:p>
      <text:p text:style-name="P11"><text:span text:style-name="T67">});</text:span></text:p>
      <text:p text:style-name="P45"><text:span text:style-name="T65"/></text:p>
      <text:p text:style-name="P46"><text:span text:style-name="T65">These two lines tell jQuery what to do once the page is first loaded, and we will put everything else between those two lines.</text:span></text:p>
      <text:p text:style-name="P42"><text:span text:style-name="T65"/></text:p>
      <text:p text:style-name="P42"><text:span text:style-name="T65">To tell jQuery what to do, we use the $() function.</text:span></text:p>
      <text:p text:style-name="P42"><text:span text:style-name="T65"/></text:p>
      <text:p text:style-name="P44"><text:span text:style-name="T76">First</text:span><text:span text:style-name="T65"> we tell jQuery what HTML element to select by giving a css selector in the <text:s/>$() function like </text:span></text:p>
      <text:p text:style-name="P12"><text:span text:style-name="T67"/></text:p>
      <text:p text:style-name="P12"><text:span text:style-name="T67">$(</text:span><text:span text:style-name="T55">'#quiz'</text:span><text:span text:style-name="T67">)</text:span></text:p>
      <text:p text:style-name="P12"><text:span text:style-name="T67"/></text:p>
      <text:p text:style-name="P44"><text:span text:style-name="T65">Most commonly we will use </text:span><text:span text:style-name="T76">either</text:span><text:span text:style-name="T65"> an ID or a Class</text:span></text:p>
      <text:p text:style-name="P43"><text:span text:style-name="T65"/></text:p>
      <text:p text:style-name="P43"><text:span text:style-name="T65">To use an ID, we first have to give an ID to the HTML element we want to use, like here the id « quiz » :</text:span></text:p>
      <text:p text:style-name="P12"><text:span text:style-name="T67"/></text:p>
      <text:p text:style-name="P15"><text:span text:style-name="T4">&lt;</text:span><text:span text:style-name="T14">div</text:span><text:span text:style-name="T28"> </text:span><text:span text:style-name="T33">id</text:span><text:span text:style-name="T40">=</text:span><text:span text:style-name="T52">"quiz"</text:span><text:span text:style-name="T5">&gt;&lt;/</text:span><text:span text:style-name="T14">div</text:span><text:span text:style-name="T5">&gt;</text:span></text:p>
      <text:p text:style-name="P11"><text:span text:style-name="T67"/></text:p>
      <text:p text:style-name="P43"><text:span text:style-name="T65">Then the corresponding css selector to use in the $() function is the id with a « # » character in front of the id, here that would be</text:span></text:p>
      <text:p text:style-name="P12"><text:span text:style-name="T67"/></text:p>
      <text:p text:style-name="P12"><text:span text:style-name="T67">$(</text:span><text:span text:style-name="T55">'#quiz'</text:span><text:span text:style-name="T67">)</text:span></text:p>
      <text:p text:style-name="P12"><text:span text:style-name="T67"/></text:p>
      <text:p text:style-name="P47"><text:soft-page-break/><text:span text:style-name="T74"/></text:p>
      <text:p text:style-name="P47">To use a class, we give a class name to an HTML element, like here the class name « container »</text:p>
      <text:p text:style-name="P12"/>
      <text:p text:style-name="P15"><text:span text:style-name="T5">&lt;</text:span><text:span text:style-name="T14">div</text:span><text:span text:style-name="T28"> </text:span><text:span text:style-name="T33">class</text:span><text:span text:style-name="T40">=</text:span><text:span text:style-name="T52">"container"</text:span><text:span text:style-name="T5">&gt;&lt;/</text:span><text:span text:style-name="T14">div</text:span><text:span text:style-name="T5">&gt;</text:span></text:p>
      <text:p text:style-name="P12"><text:span text:style-name="T5"/></text:p>
      <text:p text:style-name="P48">Then the corresponding selector to use in the $() function is the class name with a « . » character in front of the class, here that would be</text:p>
      <text:p text:style-name="P12"/>
      <text:p text:style-name="P12"><text:span text:style-name="T67">$(</text:span><text:span text:style-name="T55">'.</text:span><text:span text:style-name="T56">container</text:span><text:span text:style-name="T55">'</text:span><text:span text:style-name="T67">)</text:span></text:p>
      <text:p text:style-name="P12"/>
      <text:p text:style-name="P50">Note : when we are using a class jQuery well select ALL the HTML element that have that specific class name</text:p>
      <text:p text:style-name="P50"/>
      <text:p text:style-name="P50">Once we have told jQuery what HTML element we want to select, then we can tell it what to do to that element by adding a method to the $() function just after the $() function.</text:p>
      <text:p text:style-name="P50"/>
      <text:p text:style-name="P50">There are many possible methods to the $() function, here we will focus on the three following methods :</text:p>
      <text:p text:style-name="P50"/>
      <text:p text:style-name="P53">- hide() which makes the HTML element <text:span text:style-name="T90">disappear</text:span>, this looks like :</text:p>
      <text:p text:style-name="P13"/>
      <text:p text:style-name="P13"><text:span text:style-name="T67">$(</text:span><text:span text:style-name="T55">'#quiz'</text:span><text:span text:style-name="T67">).hide();</text:span></text:p>
      <text:p text:style-name="P13"/>
      <text:p text:style-name="P50">- show() which makes the HTML element reappear, this looks like :</text:p>
      <text:p text:style-name="P13"/>
      <text:p text:style-name="P13"><text:span text:style-name="T67">$(</text:span><text:span text:style-name="T55">'#quiz'</text:span><text:span text:style-name="T67">).show();</text:span></text:p>
      <text:p text:style-name="P13"/>
      <text:p text:style-name="P50">- click() which creates an action whenever we click on the HTML element, this looks like :</text:p>
      <text:p text:style-name="P13"/>
      <text:p text:style-name="P13"><text:span text:style-name="T67">$(</text:span><text:span text:style-name="T55">'#start-button'</text:span><text:span text:style-name="T67">).click(</text:span><text:span text:style-name="T77">function</text:span><text:span text:style-name="T67">(){</text:span></text:p>
      <text:p text:style-name="P13"><text:span text:style-name="T67"/></text:p>
      <text:p text:style-name="P13"><text:span text:style-name="T67">});</text:span></text:p>
      <text:p text:style-name="P13"/>
      <text:p text:style-name="P31"><text:span text:style-name="T84">5</text:span>) Add some jQuery to our quiz</text:p>
      <text:p text:style-name="P50"/>
      <text:p text:style-name="P50">Edit the script.js file and add the code below</text:p>
      <text:p text:style-name="P13"/>
      <text:p text:style-name="P6"><text:span text:style-name="T71">$(</text:span><text:span text:style-name="T47"> </text:span><text:span text:style-name="T71">document</text:span><text:span text:style-name="T47"> </text:span><text:span text:style-name="T71">).ready(</text:span><text:span text:style-name="T47"> </text:span><text:span text:style-name="T79">function</text:span><text:span text:style-name="T47"> </text:span><text:span text:style-name="T71">()</text:span><text:span text:style-name="T47"> </text:span><text:span text:style-name="T71">{</text:span></text:p>
      <text:p text:style-name="P69"><text:soft-page-break/><text:span text:style-name="T47"><text:s text:c="2"/></text:span><text:span text:style-name="T71">console.log(</text:span><text:span text:style-name="T47"> </text:span><text:span text:style-name="T60">"ready!"</text:span><text:span text:style-name="T47"> </text:span><text:span text:style-name="T71">);</text:span></text:p>
      <text:p text:style-name="P69"><text:span text:style-name="T47"><text:s text:c="2"/></text:span></text:p>
      <text:p text:style-name="P76"><text:span text:style-name="T47"><text:s text:c="2"/></text:span><text:span text:style-name="T71">$(</text:span><text:span text:style-name="T60">'#quiz'</text:span><text:span text:style-name="T71">).hide();</text:span></text:p>
      <text:p text:style-name="P76"><text:span text:style-name="T47"><text:s text:c="2"/></text:span><text:span text:style-name="T71">$(</text:span><text:span text:style-name="T60">'#results'</text:span><text:span text:style-name="T71">).hide();</text:span></text:p>
      <text:p text:style-name="P65"/>
      <text:p text:style-name="P76"><text:span text:style-name="T47"><text:s text:c="2"/></text:span><text:span text:style-name="T71">$(</text:span><text:span text:style-name="T60">'#start-button'</text:span><text:span text:style-name="T71">).click(</text:span><text:span text:style-name="T80">function</text:span><text:span text:style-name="T71">(){</text:span></text:p>
      <text:p text:style-name="P76"><text:span text:style-name="T47"><text:s text:c="4"/></text:span><text:span text:style-name="T71">$(</text:span><text:span text:style-name="T60">'#start'</text:span><text:span text:style-name="T71">).hide();</text:span></text:p>
      <text:p text:style-name="P76"><text:span text:style-name="T47"><text:s text:c="4"/></text:span><text:span text:style-name="T71">$(</text:span><text:span text:style-name="T60">'#quiz'</text:span><text:span text:style-name="T71">).show();</text:span></text:p>
      <text:p text:style-name="P76"><text:span text:style-name="T47"><text:s text:c="2"/></text:span><text:span text:style-name="T71">});</text:span></text:p>
      <text:p text:style-name="P6"><text:span text:style-name="T71">});</text:span></text:p>
      <text:p text:style-name="P13"/>
      <text:p text:style-name="P50">Save the file and go check in your browser what this looks like</text:p>
      <text:p text:style-name="P38"/>
      <text:p text:style-name="P38"/>
      <text:p text:style-name="P33"><text:span text:style-name="T84">6</text:span>) Adding some <text:span text:style-name="T64">content to the index.html page</text:span></text:p>
      <text:p text:style-name="P40"/>
      <text:p text:style-name="P40">Now we are going to add some buttons and some content to the html page.</text:p>
      <text:p text:style-name="P40"/>
      <text:p text:style-name="P54">Edit the index.html file and add the content as below</text:p>
      <text:p text:style-name="P10"/>
      <text:p text:style-name="P5"><text:span text:style-name="T10">&lt;!</text:span><text:span text:style-name="T21">doctype</text:span><text:span text:style-name="T26"> </text:span><text:span text:style-name="T10">html&gt;</text:span></text:p>
      <text:p text:style-name="P68"><text:span text:style-name="T10">&lt;</text:span><text:span text:style-name="T21">html</text:span><text:span text:style-name="T26"> </text:span><text:span text:style-name="T36">lang</text:span><text:span text:style-name="T47">=</text:span><text:span text:style-name="T59">"en"</text:span><text:span text:style-name="T10">&gt;</text:span></text:p>
      <text:p text:style-name="P68"><text:span text:style-name="T47"><text:s text:c="2"/></text:span><text:span text:style-name="T10">&lt;</text:span><text:span text:style-name="T21">head</text:span><text:span text:style-name="T10">&gt;</text:span></text:p>
      <text:p text:style-name="P68"><text:span text:style-name="T47"><text:s text:c="4"/></text:span><text:span text:style-name="T62">&lt;!-- Required meta tags --&gt;</text:span></text:p>
      <text:p text:style-name="P68"><text:span text:style-name="T47"><text:s text:c="4"/></text:span><text:span text:style-name="T10">&lt;</text:span><text:span text:style-name="T21">meta</text:span><text:span text:style-name="T26"> </text:span><text:span text:style-name="T36">charset</text:span><text:span text:style-name="T47">=</text:span><text:span text:style-name="T59">"utf-8"</text:span><text:span text:style-name="T10">&gt;</text:span></text:p>
      <text:p text:style-name="P68"><text:span text:style-name="T47"><text:s text:c="4"/></text:span><text:span text:style-name="T10">&lt;</text:span><text:span text:style-name="T21">meta</text:span><text:span text:style-name="T26"> </text:span><text:span text:style-name="T36">name</text:span><text:span text:style-name="T47">=</text:span><text:span text:style-name="T59">"viewport"</text:span><text:span text:style-name="T26"> </text:span><text:span text:style-name="T36">content</text:span><text:span text:style-name="T47">=</text:span><text:span text:style-name="T59">"width=device-width, initial-scale=1, shrink-to-fit=no"</text:span><text:span text:style-name="T10">&gt;</text:span></text:p>
      <text:p text:style-name="P67"/>
      <text:p text:style-name="P68"><text:span text:style-name="T47"><text:s text:c="4"/></text:span><text:span text:style-name="T62">&lt;!-- Bootstrap CSS --&gt;</text:span></text:p>
      <text:p text:style-name="P68"><text:span text:style-name="T47"><text:s text:c="4"/></text:span><text:span text:style-name="T10">&lt;</text:span><text:span text:style-name="T21">link</text:span><text:span text:style-name="T26"> </text:span><text:span text:style-name="T36">rel</text:span><text:span text:style-name="T47">=</text:span><text:span text:style-name="T59">"stylesheet"</text:span><text:span text:style-name="T26"> </text:span><text:span text:style-name="T36">href</text:span><text:span text:style-name="T47">=</text:span><text:span text:style-name="T59">"bootstrap.min.css"</text:span><text:span text:style-name="T10">&gt;</text:span></text:p>
      <text:p text:style-name="P68"><text:span text:style-name="T47"><text:s text:c="4"/></text:span><text:span text:style-name="T10">&lt;</text:span><text:span text:style-name="T21">link</text:span><text:span text:style-name="T26"> </text:span><text:span text:style-name="T36">rel</text:span><text:span text:style-name="T47">=</text:span><text:span text:style-name="T59">"stylesheet"</text:span><text:span text:style-name="T26"> </text:span><text:span text:style-name="T36">href</text:span><text:span text:style-name="T47">=</text:span><text:span text:style-name="T59">"style.css"</text:span><text:span text:style-name="T10">&gt;</text:span></text:p>
      <text:p text:style-name="P67"/>
      <text:p text:style-name="P68"><text:span text:style-name="T47"><text:s text:c="4"/></text:span><text:span text:style-name="T10">&lt;</text:span><text:span text:style-name="T21">title</text:span><text:span text:style-name="T10">&gt;</text:span><text:span text:style-name="T47">My Dojo Quiz</text:span><text:span text:style-name="T10">&lt;/</text:span><text:span text:style-name="T21">title</text:span><text:span text:style-name="T10">&gt;</text:span></text:p>
      <text:p text:style-name="P68"><text:span text:style-name="T47"><text:s text:c="2"/></text:span><text:span text:style-name="T10">&lt;/</text:span><text:span text:style-name="T21">head</text:span><text:span text:style-name="T10">&gt;</text:span></text:p>
      <text:p text:style-name="P68"><text:span text:style-name="T47"><text:s text:c="2"/></text:span><text:span text:style-name="T10">&lt;</text:span><text:span text:style-name="T21">body</text:span><text:span text:style-name="T10">&gt;</text:span></text:p>
      <text:p text:style-name="P68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start"</text:span><text:span text:style-name="T26"> </text:span><text:span text:style-name="T36">class</text:span><text:span text:style-name="T47">=</text:span><text:span text:style-name="T59">"container"</text:span><text:span text:style-name="T10">&gt;</text:span></text:p>
      <text:p text:style-name="P70"><text:span text:style-name="T47"><text:s text:c="6"/></text:span><text:span text:style-name="T10">&lt;</text:span><text:span text:style-name="T21">h1</text:span><text:span text:style-name="T10">&gt;</text:span><text:span text:style-name="T47">My Dojo Quiz</text:span><text:span text:style-name="T10">&lt;/</text:span><text:span text:style-name="T21">h1</text:span><text:span text:style-name="T10">&gt;</text:span></text:p>
      <text:p text:style-name="P74"><text:span text:style-name="T47"><text:s text:c="6"/></text:span><text:span text:style-name="T10">&lt;</text:span><text:span text:style-name="T21">div</text:span><text:span text:style-name="T10">&gt;</text:span><text:span text:style-name="T47">Check your French</text:span><text:span text:style-name="T10">&lt;/</text:span><text:span text:style-name="T21">div</text:span><text:span text:style-name="T10">&gt;</text:span></text:p>
      <text:p text:style-name="P73"><text:span text:style-name="T47"><text:s text:c="6"/></text:span><text:span text:style-name="T12">&lt;</text:span><text:span text:style-name="T23">button</text:span><text:span text:style-name="T31"> </text:span><text:span text:style-name="T37">id</text:span><text:span text:style-name="T49">=</text:span><text:span text:style-name="T61">"start-button"</text:span><text:span text:style-name="T31"> </text:span><text:span text:style-name="T37">class</text:span><text:span text:style-name="T49">=</text:span><text:span text:style-name="T61">"btn btn-primary"</text:span><text:span text:style-name="T31"> </text:span><text:span text:style-name="T12">&gt;</text:span><text:span text:style-name="T49">Start</text:span><text:span text:style-name="T12">&lt;/</text:span><text:span text:style-name="T23">button</text:span><text:span text:style-name="T12">&gt;</text:span></text:p>
      <text:p text:style-name="P68"><text:span text:style-name="T47"><text:s text:c="4"/></text:span><text:span text:style-name="T10">&lt;/</text:span><text:span text:style-name="T21">div</text:span><text:span text:style-name="T10">&gt;</text:span></text:p>
      <text:p text:style-name="P68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quiz"</text:span><text:span text:style-name="T26"> </text:span><text:span text:style-name="T36">class</text:span><text:span text:style-name="T47">=</text:span><text:span text:style-name="T59">"container"</text:span><text:span text:style-name="T10">&gt;</text:span></text:p>
      <text:p text:style-name="P68"><text:soft-page-break/><text:span text:style-name="T47"><text:s text:c="6"/></text:span><text:span text:style-name="T10">&lt;</text:span><text:span text:style-name="T21">h1</text:span><text:span text:style-name="T10">&gt;</text:span><text:span text:style-name="T47">The Quiz</text:span><text:span text:style-name="T10">&lt;/</text:span><text:span text:style-name="T21">h1</text:span><text:span text:style-name="T10">&gt;</text:span></text:p>
      <text:p text:style-name="P68"><text:span text:style-name="T47"><text:s text:c="6"/></text:span></text:p>
      <text:p text:style-name="P74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message-question"</text:span><text:span text:style-name="T26"> </text:span><text:span text:style-name="T36">class</text:span><text:span text:style-name="T47">=</text:span><text:span text:style-name="T59">"alert alert-warning"</text:span><text:span text:style-name="T10">&gt;</text:span><text:span text:style-name="T47">What is this called ?</text:span><text:span text:style-name="T10">&lt;/</text:span><text:span text:style-name="T21">div</text:span><text:span text:style-name="T10">&gt;</text:span></text:p>
      <text:p text:style-name="P74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message-correct"</text:span><text:span text:style-name="T26"> </text:span><text:span text:style-name="T36">class</text:span><text:span text:style-name="T47">=</text:span><text:span text:style-name="T59">"alert alert-success"</text:span><text:span text:style-name="T10">&gt;</text:span><text:span text:style-name="T47">Correct</text:span><text:span text:style-name="T10">&lt;/</text:span><text:span text:style-name="T21">div</text:span><text:span text:style-name="T10">&gt;</text:span></text:p>
      <text:p text:style-name="P74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message-wrong"</text:span><text:span text:style-name="T26"> </text:span><text:span text:style-name="T36">class</text:span><text:span text:style-name="T47">=</text:span><text:span text:style-name="T59">"alert alert-danger"</text:span><text:span text:style-name="T10">&gt;</text:span><text:span text:style-name="T47">Wrong</text:span><text:span text:style-name="T10">&lt;/</text:span><text:span text:style-name="T21">div</text:span><text:span text:style-name="T10">&gt;</text:span></text:p>
      <text:p text:style-name="P74"><text:span text:style-name="T47"><text:s text:c="4"/></text:span></text:p>
      <text:p text:style-name="P74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card-1"</text:span><text:span text:style-name="T26"> </text:span><text:span text:style-name="T36">class</text:span><text:span text:style-name="T47">=</text:span><text:span text:style-name="T59">"card text-center"</text:span><text:span text:style-name="T10">&gt;</text:span></text:p>
      <text:p text:style-name="P74"><text:span text:style-name="T47"><text:s text:c="6"/></text:span><text:span text:style-name="T10">&lt;</text:span><text:span text:style-name="T21">img</text:span><text:span text:style-name="T26"> </text:span><text:span text:style-name="T36">src</text:span><text:span text:style-name="T47">=</text:span><text:span text:style-name="T59">"img/img1.jpg"</text:span><text:span text:style-name="T26"> </text:span><text:span text:style-name="T36">class</text:span><text:span text:style-name="T47">=</text:span><text:span text:style-name="T59">"card-img-top"</text:span><text:span text:style-name="T26"> </text:span><text:span text:style-name="T10">/&gt;</text:span></text:p>
      <text:p text:style-name="P74"><text:span text:style-name="T47"><text:s text:c="6"/></text:span></text:p>
      <text:p text:style-name="P74"><text:span text:style-name="T47"><text:s text:c="6"/></text:span><text:span text:style-name="T10">&lt;</text:span><text:span text:style-name="T21">div</text:span><text:span text:style-name="T26"> </text:span><text:span text:style-name="T36">class</text:span><text:span text:style-name="T47">=</text:span><text:span text:style-name="T59">"row name-options"</text:span><text:span text:style-name="T26"> 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offset-1 answer-correct"</text:span><text:span text:style-name="T10">&gt;</text:span><text:span text:style-name="T47">Un moustique</text:span><text:span text:style-name="T10">&lt;/</text:span><text:span text:style-name="T21">button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answer-wrong"</text:span><text:span text:style-name="T10">&gt;</text:span><text:span text:style-name="T47">Un oiseau</text:span><text:span text:style-name="T10">&lt;/</text:span><text:span text:style-name="T21">button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offset-1 answer-wrong"</text:span><text:span text:style-name="T10">&gt;</text:span><text:span text:style-name="T47">Une abeille</text:span><text:span text:style-name="T10">&lt;/</text:span><text:span text:style-name="T21">button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answer-wrong"</text:span><text:span text:style-name="T10">&gt;</text:span><text:span text:style-name="T47">Une Tortue</text:span><text:span text:style-name="T10">&lt;/</text:span><text:span text:style-name="T21">button</text:span><text:span text:style-name="T10">&gt;</text:span></text:p>
      <text:p text:style-name="P74"><text:span text:style-name="T47"><text:s text:c="6"/></text:span><text:span text:style-name="T10">&lt;/</text:span><text:span text:style-name="T21">div</text:span><text:span text:style-name="T10">&gt;</text:span></text:p>
      <text:p text:style-name="P74"><text:span text:style-name="T47"><text:s text:c="4"/></text:span><text:span text:style-name="T10">&lt;/</text:span><text:span text:style-name="T21">div</text:span><text:span text:style-name="T10">&gt;</text:span></text:p>
      <text:p text:style-name="P74"><text:span text:style-name="T47"><text:s text:c="4"/></text:span></text:p>
      <text:p text:style-name="P74"><text:span text:style-name="T47"><text:s text:c="4"/></text:span><text:span text:style-name="T10">&lt;</text:span><text:span text:style-name="T21">button</text:span><text:span text:style-name="T26"> </text:span><text:span text:style-name="T36">id</text:span><text:span text:style-name="T47">=</text:span><text:span text:style-name="T59">"button-next"</text:span><text:span text:style-name="T26"> </text:span><text:span text:style-name="T36">class</text:span><text:span text:style-name="T47">=</text:span><text:span text:style-name="T59">"btn btn-primary"</text:span><text:span text:style-name="T10">&gt;</text:span><text:span text:style-name="T47">Next</text:span><text:span text:style-name="T10">&lt;/</text:span><text:span text:style-name="T21">button</text:span><text:span text:style-name="T10">&gt;</text:span></text:p>
      <text:p text:style-name="P68"><text:span text:style-name="T47"><text:s text:c="2"/></text:span><text:span text:style-name="T10">&lt;/</text:span><text:span text:style-name="T21">div</text:span><text:span text:style-name="T10">&gt;</text:span></text:p>
      <text:p text:style-name="P68"><text:span text:style-name="T47"><text:s text:c="6"/></text:span></text:p>
      <text:p text:style-name="P68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results"</text:span><text:span text:style-name="T26"> </text:span><text:span text:style-name="T36">class</text:span><text:span text:style-name="T47">=</text:span><text:span text:style-name="T59">"container"</text:span><text:span text:style-name="T10">&gt;</text:span></text:p>
      <text:p text:style-name="P68"><text:span text:style-name="T47"><text:s text:c="6"/></text:span><text:span text:style-name="T10">&lt;</text:span><text:span text:style-name="T21">h1</text:span><text:span text:style-name="T10">&gt;</text:span><text:span text:style-name="T47">Results</text:span><text:span text:style-name="T10">&lt;/</text:span><text:span text:style-name="T21">h1</text:span><text:span text:style-name="T10">&gt;</text:span></text:p>
      <text:p text:style-name="P74"><text:span text:style-name="T47"><text:s text:c="6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score-display"</text:span><text:span text:style-name="T10">&gt;</text:span></text:p>
      <text:p text:style-name="P74"><text:span text:style-name="T47"><text:s text:c="8"/></text:span><text:span text:style-name="T10">&lt;</text:span><text:span text:style-name="T21">span</text:span><text:span text:style-name="T26"> </text:span><text:span text:style-name="T36">id</text:span><text:span text:style-name="T47">=</text:span><text:span text:style-name="T59">"score"</text:span><text:span text:style-name="T10">&gt;</text:span><text:span text:style-name="T47">0</text:span><text:span text:style-name="T10">&lt;/</text:span><text:span text:style-name="T21">span</text:span><text:span text:style-name="T10">&gt;</text:span><text:span text:style-name="T47">/</text:span><text:span text:style-name="T10">&lt;</text:span><text:span text:style-name="T21">span</text:span><text:span text:style-name="T26"> </text:span><text:span text:style-name="T36">id</text:span><text:span text:style-name="T47">=</text:span><text:span text:style-name="T59">"total"</text:span><text:span text:style-name="T10">&gt;</text:span><text:span text:style-name="T47">0</text:span><text:span text:style-name="T10">&lt;/</text:span><text:span text:style-name="T21">span</text:span><text:span text:style-name="T10">&gt;</text:span></text:p>
      <text:p text:style-name="P74"><text:span text:style-name="T47"><text:s text:c="6"/></text:span><text:span text:style-name="T10">&lt;/</text:span><text:span text:style-name="T21">div</text:span><text:span text:style-name="T10">&gt;</text:span></text:p>
      <text:p text:style-name="P68"><text:span text:style-name="T47"><text:s text:c="4"/></text:span><text:span text:style-name="T10">&lt;/</text:span><text:span text:style-name="T21">div</text:span><text:span text:style-name="T10">&gt;</text:span></text:p>
      <text:p text:style-name="P67"/>
      <text:p text:style-name="P68"><text:span text:style-name="T47"><text:s text:c="4"/></text:span><text:span text:style-name="T62">&lt;!-- Optional JavaScript --&gt;</text:span></text:p>
      <text:p text:style-name="P68"><text:span text:style-name="T47"><text:s text:c="4"/></text:span><text:span text:style-name="T62">&lt;!-- jQuery first, then Popper.js, then Bootstrap JS --&gt;</text:span></text:p>
      <text:p text:style-name="P68"><text:span text:style-name="T47"><text:s text:c="4"/></text:span><text:span text:style-name="T10">&lt;</text:span><text:span text:style-name="T21">script</text:span><text:span text:style-name="T26"> </text:span><text:span text:style-name="T36">src</text:span><text:span text:style-name="T47">=</text:span><text:span text:style-name="T59">"jquery-3.2.1.slim.min.js"</text:span><text:span text:style-name="T26"> </text:span><text:span text:style-name="T10">&gt;&lt;/</text:span><text:span text:style-name="T21">script</text:span><text:span text:style-name="T10">&gt;</text:span></text:p>
      <text:p text:style-name="P68"><text:span text:style-name="T47"><text:s text:c="4"/></text:span><text:span text:style-name="T10">&lt;</text:span><text:span text:style-name="T21">script</text:span><text:span text:style-name="T26"> </text:span><text:span text:style-name="T36">src</text:span><text:span text:style-name="T47">=</text:span><text:span text:style-name="T59">"popper.min.js"</text:span><text:span text:style-name="T26"> </text:span><text:span text:style-name="T10">&gt;&lt;/</text:span><text:span text:style-name="T21">script</text:span><text:span text:style-name="T10">&gt;</text:span></text:p>
      <text:p text:style-name="P68"><text:span text:style-name="T47"><text:s text:c="4"/></text:span><text:span text:style-name="T10">&lt;</text:span><text:span text:style-name="T21">script</text:span><text:span text:style-name="T26"> </text:span><text:span text:style-name="T36">src</text:span><text:span text:style-name="T47">=</text:span><text:span text:style-name="T59">"bootstrap.min.js"</text:span><text:span text:style-name="T26"> </text:span><text:span text:style-name="T10">&gt;&lt;/</text:span><text:span text:style-name="T21">script</text:span><text:span text:style-name="T10">&gt;</text:span></text:p>
      <text:p text:style-name="P68"><text:span text:style-name="T47"><text:s text:c="4"/></text:span><text:span text:style-name="T10">&lt;</text:span><text:span text:style-name="T21">script</text:span><text:span text:style-name="T26"> </text:span><text:span text:style-name="T36">src</text:span><text:span text:style-name="T47">=</text:span><text:span text:style-name="T59">"script.js"</text:span><text:span text:style-name="T10">&gt;&lt;/</text:span><text:span text:style-name="T21">script</text:span><text:span text:style-name="T10">&gt;</text:span></text:p>
      <text:p text:style-name="P68"><text:span text:style-name="T47"><text:s text:c="2"/></text:span><text:span text:style-name="T10">&lt;/</text:span><text:span text:style-name="T21">body</text:span><text:span text:style-name="T10">&gt;</text:span></text:p>
      <text:p text:style-name="P68"><text:span text:style-name="T10">&lt;/</text:span><text:span text:style-name="T21">html</text:span><text:span text:style-name="T10">&gt;</text:span></text:p>
      <text:p text:style-name="P10"/>
      <text:p text:style-name="P54">Save the file and check in your browser what it looks like</text:p>
      <text:p text:style-name="P54"/>
      <text:p text:style-name="P51"/>
      <text:p text:style-name="P49"/>
      <text:p text:style-name="P32">7) <text:span text:style-name="T81">Now let’s add some css to make it all look more pretty</text:span></text:p>
      <text:p text:style-name="P52"><text:soft-page-break/></text:p>
      <text:p text:style-name="P55">Edit the style.css file and add the code as below :</text:p>
      <text:p text:style-name="P14"/>
      <text:p text:style-name="P22"><text:span text:style-name="T13">body</text:span><text:span text:style-name="T27"> </text:span><text:span text:style-name="T13">&gt;</text:span><text:span text:style-name="T27"> </text:span><text:span text:style-name="T20">.container</text:span><text:span text:style-name="T27"> </text:span><text:span text:style-name="T38">{</text:span></text:p>
      <text:p text:style-name="P72"><text:span text:style-name="T27"><text:s text:c="2"/></text:span><text:span text:style-name="T32">max-width</text:span><text:span text:style-name="T38">:</text:span><text:span text:style-name="T27"> </text:span><text:span text:style-name="T82">300px</text:span><text:span text:style-name="T38">;</text:span></text:p>
      <text:p text:style-name="P72"><text:span text:style-name="T38"><text:s text:c="2"/></text:span><text:span text:style-name="T32">min-height</text:span><text:span text:style-name="T38">:</text:span><text:span text:style-name="T27"> </text:span><text:span text:style-name="T82">100vh</text:span><text:span text:style-name="T38">;</text:span></text:p>
      <text:p text:style-name="P72"><text:span text:style-name="T38"><text:s text:c="2"/></text:span><text:span text:style-name="T32">background</text:span><text:span text:style-name="T38">:</text:span><text:span text:style-name="T27"> </text:span><text:span text:style-name="T82">rgba(255,255,200,0.5)</text:span><text:span text:style-name="T38">; <text:s/></text:span></text:p>
      <text:p text:style-name="P72"><text:span text:style-name="T38">}</text:span></text:p>
      <text:p text:style-name="P66"/>
      <text:p text:style-name="P72"><text:span text:style-name="T20">#start-button</text:span><text:span text:style-name="T27"> </text:span><text:span text:style-name="T38">{</text:span></text:p>
      <text:p text:style-name="P72"><text:span text:style-name="T27"><text:s text:c="2"/></text:span><text:span text:style-name="T32">margin</text:span><text:span text:style-name="T38">:</text:span><text:span text:style-name="T27"> </text:span><text:span text:style-name="T82">20%</text:span><text:span text:style-name="T27"> </text:span><text:span text:style-name="T82">auto</text:span><text:span text:style-name="T38">;</text:span></text:p>
      <text:p text:style-name="P72"><text:span text:style-name="T38">}</text:span></text:p>
      <text:p text:style-name="P66"/>
      <text:p text:style-name="P72"><text:span text:style-name="T20">#quiz</text:span><text:span text:style-name="T13"> </text:span><text:span text:style-name="T20">.card</text:span><text:span text:style-name="T27"> </text:span><text:span text:style-name="T38">{</text:span></text:p>
      <text:p text:style-name="P72"><text:span text:style-name="T27"><text:s text:c="2"/></text:span><text:span text:style-name="T32">background</text:span><text:span text:style-name="T38">:</text:span><text:span text:style-name="T27"> </text:span><text:span text:style-name="T82">rgba(255,255,255,0.5)</text:span><text:span text:style-name="T38">;</text:span></text:p>
      <text:p text:style-name="P72"><text:span text:style-name="T38"><text:s text:c="2"/></text:span><text:span text:style-name="T32">padding-bottom</text:span><text:span text:style-name="T38">:</text:span><text:span text:style-name="T27"> </text:span><text:span text:style-name="T82">0.7em</text:span><text:span text:style-name="T38">;</text:span></text:p>
      <text:p text:style-name="P72"><text:span text:style-name="T38">}</text:span></text:p>
      <text:p text:style-name="P66"/>
      <text:p text:style-name="P72"><text:span text:style-name="T20">#quiz</text:span><text:span text:style-name="T13"> </text:span><text:span text:style-name="T20">.card</text:span><text:span text:style-name="T27"> </text:span><text:span text:style-name="T13">&gt;</text:span><text:span text:style-name="T27"> </text:span><text:span text:style-name="T13">img</text:span><text:span text:style-name="T27"> </text:span><text:span text:style-name="T38">{</text:span></text:p>
      <text:p text:style-name="P72"><text:span text:style-name="T27"><text:s text:c="2"/></text:span><text:span text:style-name="T32">max-width</text:span><text:span text:style-name="T38">:</text:span><text:span text:style-name="T27"> </text:span><text:span text:style-name="T82">80%</text:span><text:span text:style-name="T38">;</text:span></text:p>
      <text:p text:style-name="P72"><text:span text:style-name="T38"><text:s text:c="2"/></text:span><text:span text:style-name="T32">margin</text:span><text:span text:style-name="T38">:</text:span><text:span text:style-name="T27"> </text:span><text:span text:style-name="T82">1em</text:span><text:span text:style-name="T27"> </text:span><text:span text:style-name="T82">auto</text:span><text:span text:style-name="T38">;</text:span></text:p>
      <text:p text:style-name="P72"><text:span text:style-name="T38">}</text:span></text:p>
      <text:p text:style-name="P66"/>
      <text:p text:style-name="P72"><text:span text:style-name="T20">#button-next</text:span><text:span text:style-name="T27"> </text:span><text:span text:style-name="T38">{</text:span></text:p>
      <text:p text:style-name="P72"><text:span text:style-name="T27"><text:s text:c="2"/></text:span><text:span text:style-name="T32">margin-top</text:span><text:span text:style-name="T38">:</text:span><text:span text:style-name="T27"> </text:span><text:span text:style-name="T82">1em</text:span><text:span text:style-name="T38">;</text:span></text:p>
      <text:p text:style-name="P72"><text:span text:style-name="T38">}</text:span></text:p>
      <text:p text:style-name="P14"/>
      <text:p text:style-name="P56">Save the changes and go look in the browser what it looks like</text:p>
      <text:p text:style-name="P56"/>
      <text:p text:style-name="P34">8) <text:span text:style-name="T85">Add more jQuery</text:span></text:p>
      <text:p text:style-name="P55"/>
      <text:p text:style-name="P57">Now add the extra jQuery below and see what it does</text:p>
      <text:p text:style-name="P16"/>
      <text:p text:style-name="P7"><text:span text:style-name="T71">$(</text:span><text:span text:style-name="T47"> </text:span><text:span text:style-name="T71">document</text:span><text:span text:style-name="T47"> </text:span><text:span text:style-name="T71">).ready(</text:span><text:span text:style-name="T47"> </text:span><text:span text:style-name="T79">function</text:span><text:span text:style-name="T47"> </text:span><text:span text:style-name="T71">()</text:span><text:span text:style-name="T47"> </text:span><text:span text:style-name="T71">{</text:span></text:p>
      <text:p text:style-name="P68"><text:span text:style-name="T47"><text:s text:c="2"/></text:span><text:span text:style-name="T71">console.log(</text:span><text:span text:style-name="T47"> </text:span><text:span text:style-name="T60">"ready!"</text:span><text:span text:style-name="T47"> </text:span><text:span text:style-name="T71">);</text:span></text:p>
      <text:p text:style-name="P68"><text:span text:style-name="T47"><text:s text:c="2"/></text:span></text:p>
      <text:p text:style-name="P68"><text:span text:style-name="T47"><text:s text:c="2"/></text:span><text:span text:style-name="T71">$(</text:span><text:span text:style-name="T60">'#quiz'</text:span><text:span text:style-name="T71">).hide();</text:span></text:p>
      <text:p text:style-name="P68"><text:span text:style-name="T47"><text:s text:c="2"/></text:span><text:span text:style-name="T71">$(</text:span><text:span text:style-name="T60">'#results'</text:span><text:span text:style-name="T71">).hide();</text:span></text:p>
      <text:p text:style-name="P67"/>
      <text:p text:style-name="P68"><text:soft-page-break/><text:span text:style-name="T47"><text:s text:c="2"/></text:span><text:span text:style-name="T71">$(</text:span><text:span text:style-name="T60">'#start-button'</text:span><text:span text:style-name="T71">).click(</text:span><text:span text:style-name="T79">function</text:span><text:span text:style-name="T71">(){</text:span></text:p>
      <text:p text:style-name="P68"><text:span text:style-name="T47"><text:s text:c="4"/></text:span><text:span text:style-name="T71">$(</text:span><text:span text:style-name="T60">'#start'</text:span><text:span text:style-name="T71">).hide();</text:span></text:p>
      <text:p text:style-name="P68"><text:span text:style-name="T47"><text:s text:c="4"/></text:span><text:span text:style-name="T71">$(</text:span><text:span text:style-name="T60">'#quiz'</text:span><text:span text:style-name="T71">).show();</text:span></text:p>
      <text:p text:style-name="P74"><text:span text:style-name="T47"><text:s text:c="4"/></text:span><text:span text:style-name="T71">$(</text:span><text:span text:style-name="T60">'#message-question'</text:span><text:span text:style-name="T71">).show();</text:span></text:p>
      <text:p text:style-name="P74"><text:span text:style-name="T47"><text:s text:c="4"/></text:span><text:span text:style-name="T71">$(</text:span><text:span text:style-name="T60">'#message-correct'</text:span><text:span text:style-name="T71">).hide();</text:span></text:p>
      <text:p text:style-name="P74"><text:span text:style-name="T47"><text:s text:c="4"/></text:span><text:span text:style-name="T71">$(</text:span><text:span text:style-name="T60">'#message-wrong'</text:span><text:span text:style-name="T71">).hide();</text:span></text:p>
      <text:p text:style-name="P74"><text:span text:style-name="T47"><text:s text:c="4"/></text:span><text:span text:style-name="T71">$(</text:span><text:span text:style-name="T60">'#button-next'</text:span><text:span text:style-name="T71">).hide();</text:span></text:p>
      <text:p text:style-name="P68"><text:span text:style-name="T47"><text:s text:c="2"/></text:span><text:span text:style-name="T71">});</text:span></text:p>
      <text:p text:style-name="P68"><text:span text:style-name="T47"><text:s text:c="2"/></text:span></text:p>
      <text:p text:style-name="P74"><text:span text:style-name="T47"><text:s text:c="2"/></text:span><text:span text:style-name="T71">$(</text:span><text:span text:style-name="T60">'.answer-correct'</text:span><text:span text:style-name="T71">).click(</text:span><text:span text:style-name="T80">function</text:span><text:span text:style-name="T71">(){</text:span></text:p>
      <text:p text:style-name="P74"><text:span text:style-name="T47"><text:s text:c="4"/></text:span><text:span text:style-name="T71">$(</text:span><text:span text:style-name="T60">'#message-question'</text:span><text:span text:style-name="T71">).hide();</text:span></text:p>
      <text:p text:style-name="P74"><text:span text:style-name="T47"><text:s text:c="4"/></text:span><text:span text:style-name="T71">$(</text:span><text:span text:style-name="T60">'#message-correct'</text:span><text:span text:style-name="T71">).show();</text:span></text:p>
      <text:p text:style-name="P74"><text:span text:style-name="T47"><text:s text:c="4"/></text:span><text:span text:style-name="T71">$(</text:span><text:span text:style-name="T60">'#message-wrong'</text:span><text:span text:style-name="T71">).hide();</text:span></text:p>
      <text:p text:style-name="P74"><text:span text:style-name="T47"><text:s text:c="4"/></text:span><text:span text:style-name="T71">$(</text:span><text:span text:style-name="T60">'#button-next'</text:span><text:span text:style-name="T71">).show();</text:span></text:p>
      <text:p text:style-name="P74"><text:span text:style-name="T47"><text:s text:c="4"/></text:span><text:span text:style-name="T71">$(</text:span><text:span text:style-name="T60">'.name-options .btn'</text:span><text:span text:style-name="T71">).attr(</text:span><text:span text:style-name="T60">"disabled"</text:span><text:span text:style-name="T71">,</text:span><text:span text:style-name="T80">true</text:span><text:span text:style-name="T71">);</text:span></text:p>
      <text:p text:style-name="P74"><text:span text:style-name="T47"><text:s text:c="4"/></text:span><text:span text:style-name="T71">$(</text:span><text:span text:style-name="T80">this</text:span><text:span text:style-name="T71">).removeClass(</text:span><text:span text:style-name="T60">'btn-secondary'</text:span><text:span text:style-name="T71">).addClass(</text:span><text:span text:style-name="T60">'btn-success'</text:span><text:span text:style-name="T71">);</text:span></text:p>
      <text:p text:style-name="P74"><text:span text:style-name="T47"><text:s text:c="2"/></text:span><text:span text:style-name="T71">});</text:span></text:p>
      <text:p text:style-name="P73"><text:span text:style-name="T47"><text:s text:c="2"/></text:span></text:p>
      <text:p text:style-name="P74"><text:span text:style-name="T47"><text:s text:c="2"/></text:span><text:span text:style-name="T71">$(</text:span><text:span text:style-name="T60">'.answer-wrong'</text:span><text:span text:style-name="T71">).click(</text:span><text:span text:style-name="T80">function</text:span><text:span text:style-name="T71">(){</text:span></text:p>
      <text:p text:style-name="P74"><text:span text:style-name="T47"><text:s text:c="4"/></text:span><text:span text:style-name="T71">$(</text:span><text:span text:style-name="T60">'#message-question'</text:span><text:span text:style-name="T71">).hide();</text:span></text:p>
      <text:p text:style-name="P74"><text:span text:style-name="T47"><text:s text:c="4"/></text:span><text:span text:style-name="T71">$(</text:span><text:span text:style-name="T60">'#message-correct'</text:span><text:span text:style-name="T71">).hide();</text:span></text:p>
      <text:p text:style-name="P74"><text:span text:style-name="T47"><text:s text:c="4"/></text:span><text:span text:style-name="T71">$(</text:span><text:span text:style-name="T60">'#message-wrong'</text:span><text:span text:style-name="T71">).show();</text:span></text:p>
      <text:p text:style-name="P74"><text:span text:style-name="T47"><text:s text:c="4"/></text:span><text:span text:style-name="T71">$(</text:span><text:span text:style-name="T60">'#button-next'</text:span><text:span text:style-name="T71">).show();</text:span></text:p>
      <text:p text:style-name="P74"><text:span text:style-name="T47"><text:s text:c="4"/></text:span><text:span text:style-name="T71">$(</text:span><text:span text:style-name="T60">'.name-options .btn'</text:span><text:span text:style-name="T71">).attr(</text:span><text:span text:style-name="T60">"disabled"</text:span><text:span text:style-name="T71">,</text:span><text:span text:style-name="T80">true</text:span><text:span text:style-name="T71">);</text:span></text:p>
      <text:p text:style-name="P74"><text:span text:style-name="T47"><text:s text:c="4"/></text:span><text:span text:style-name="T71">$(</text:span><text:span text:style-name="T80">this</text:span><text:span text:style-name="T71">).removeClass(</text:span><text:span text:style-name="T60">'btn-secondary'</text:span><text:span text:style-name="T71">).addClass(</text:span><text:span text:style-name="T60">'btn-danger'</text:span><text:span text:style-name="T71">);</text:span></text:p>
      <text:p text:style-name="P74"><text:span text:style-name="T47"><text:s text:c="2"/></text:span><text:span text:style-name="T71">});</text:span></text:p>
      <text:p text:style-name="P68"><text:span text:style-name="T47"/></text:p>
      <text:p text:style-name="P68"><text:span text:style-name="T71">});</text:span></text:p>
      <text:p text:style-name="P68"><text:span text:style-name="T71"/></text:p>
      <text:p text:style-name="P68"><text:span text:style-name="T71"/></text:p>
      <text:p text:style-name="P58">Save and go look in the browser what it does.</text:p>
      <text:p text:style-name="P58"/>
      <text:p text:style-name="P58">Then try to figure out what the following lines do :</text:p>
      <text:p text:style-name="P17"/>
      <text:p text:style-name="P75"><text:span text:style-name="T71">$(</text:span><text:span text:style-name="T60">'.name-options .btn'</text:span><text:span text:style-name="T71">).attr(</text:span><text:span text:style-name="T60">"disabled"</text:span><text:span text:style-name="T71">,</text:span><text:span text:style-name="T80">true</text:span><text:span text:style-name="T71">);</text:span></text:p>
      <text:p text:style-name="P77"><text:span text:style-name="T71">$(</text:span><text:span text:style-name="T80">this</text:span><text:span text:style-name="T71">).removeClass(</text:span><text:span text:style-name="T60">'btn-secondary'</text:span><text:span text:style-name="T71">).addClass(</text:span><text:span text:style-name="T60">'btn-success'</text:span><text:span text:style-name="T71">);</text:span></text:p>
      <text:p text:style-name="P14"/>
      <text:p text:style-name="P14"/>
      <text:p text:style-name="P34">9<text:span text:style-name="T86">) Add more questions for the quiz and add the HTML for the results</text:span></text:p>
      <text:p text:style-name="P55"><text:soft-page-break/></text:p>
      <text:p text:style-name="P58">Edit the index.html file and add the HTML below (do a copy/paste of the HTML here)</text:p>
      <text:p text:style-name="P17"/>
      <text:p text:style-name="P78"><text:span text:style-name="T38"><text:s text:c="2"/></text:span></text:p>
      <text:p text:style-name="P8"><text:span text:style-name="T10">&lt;!</text:span><text:span text:style-name="T21">doctype</text:span><text:span text:style-name="T26"> </text:span><text:span text:style-name="T10">html&gt;</text:span></text:p>
      <text:p text:style-name="P68"><text:span text:style-name="T10">&lt;</text:span><text:span text:style-name="T21">html</text:span><text:span text:style-name="T26"> </text:span><text:span text:style-name="T36">lang</text:span><text:span text:style-name="T47">=</text:span><text:span text:style-name="T59">"en"</text:span><text:span text:style-name="T10">&gt;</text:span></text:p>
      <text:p text:style-name="P68"><text:span text:style-name="T47"><text:s text:c="2"/></text:span><text:span text:style-name="T10">&lt;</text:span><text:span text:style-name="T21">head</text:span><text:span text:style-name="T10">&gt;</text:span></text:p>
      <text:p text:style-name="P68"><text:span text:style-name="T47"><text:s text:c="4"/></text:span><text:span text:style-name="T62">&lt;!-- Required meta tags --&gt;</text:span></text:p>
      <text:p text:style-name="P68"><text:span text:style-name="T47"><text:s text:c="4"/></text:span><text:span text:style-name="T10">&lt;</text:span><text:span text:style-name="T21">meta</text:span><text:span text:style-name="T26"> </text:span><text:span text:style-name="T36">charset</text:span><text:span text:style-name="T47">=</text:span><text:span text:style-name="T59">"utf-8"</text:span><text:span text:style-name="T10">&gt;</text:span></text:p>
      <text:p text:style-name="P68"><text:span text:style-name="T47"><text:s text:c="4"/></text:span><text:span text:style-name="T10">&lt;</text:span><text:span text:style-name="T21">meta</text:span><text:span text:style-name="T26"> </text:span><text:span text:style-name="T36">name</text:span><text:span text:style-name="T47">=</text:span><text:span text:style-name="T59">"viewport"</text:span><text:span text:style-name="T26"> </text:span><text:span text:style-name="T36">content</text:span><text:span text:style-name="T47">=</text:span><text:span text:style-name="T59">"width=device-width, initial-scale=1, shrink-to-fit=no"</text:span><text:span text:style-name="T10">&gt;</text:span></text:p>
      <text:p text:style-name="P67"/>
      <text:p text:style-name="P68"><text:span text:style-name="T47"><text:s text:c="4"/></text:span><text:span text:style-name="T62">&lt;!-- Bootstrap CSS --&gt;</text:span></text:p>
      <text:p text:style-name="P68"><text:span text:style-name="T47"><text:s text:c="4"/></text:span><text:span text:style-name="T10">&lt;</text:span><text:span text:style-name="T21">link</text:span><text:span text:style-name="T26"> </text:span><text:span text:style-name="T36">rel</text:span><text:span text:style-name="T47">=</text:span><text:span text:style-name="T59">"stylesheet"</text:span><text:span text:style-name="T26"> </text:span><text:span text:style-name="T36">href</text:span><text:span text:style-name="T47">=</text:span><text:span text:style-name="T59">"bootstrap.min.css"</text:span><text:span text:style-name="T10">&gt;</text:span></text:p>
      <text:p text:style-name="P68"><text:span text:style-name="T47"><text:s text:c="4"/></text:span><text:span text:style-name="T10">&lt;</text:span><text:span text:style-name="T21">link</text:span><text:span text:style-name="T26"> </text:span><text:span text:style-name="T36">rel</text:span><text:span text:style-name="T47">=</text:span><text:span text:style-name="T59">"stylesheet"</text:span><text:span text:style-name="T26"> </text:span><text:span text:style-name="T36">href</text:span><text:span text:style-name="T47">=</text:span><text:span text:style-name="T59">"style.css"</text:span><text:span text:style-name="T10">&gt;</text:span></text:p>
      <text:p text:style-name="P67"/>
      <text:p text:style-name="P68"><text:span text:style-name="T47"><text:s text:c="4"/></text:span><text:span text:style-name="T10">&lt;</text:span><text:span text:style-name="T21">title</text:span><text:span text:style-name="T10">&gt;</text:span><text:span text:style-name="T47">My Dojo Quiz</text:span><text:span text:style-name="T10">&lt;/</text:span><text:span text:style-name="T21">title</text:span><text:span text:style-name="T10">&gt;</text:span></text:p>
      <text:p text:style-name="P68"><text:span text:style-name="T47"><text:s text:c="2"/></text:span><text:span text:style-name="T10">&lt;/</text:span><text:span text:style-name="T21">head</text:span><text:span text:style-name="T10">&gt;</text:span></text:p>
      <text:p text:style-name="P68"><text:span text:style-name="T47"><text:s text:c="2"/></text:span><text:span text:style-name="T10">&lt;</text:span><text:span text:style-name="T21">body</text:span><text:span text:style-name="T10">&gt;</text:span></text:p>
      <text:p text:style-name="P68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start"</text:span><text:span text:style-name="T26"> </text:span><text:span text:style-name="T36">class</text:span><text:span text:style-name="T47">=</text:span><text:span text:style-name="T59">"container text-center"</text:span><text:span text:style-name="T10">&gt;</text:span></text:p>
      <text:p text:style-name="P68"><text:span text:style-name="T47"><text:s text:c="6"/></text:span><text:span text:style-name="T10">&lt;</text:span><text:span text:style-name="T21">h1</text:span><text:span text:style-name="T10">&gt;</text:span><text:span text:style-name="T47">My Dojo Quiz</text:span><text:span text:style-name="T10">&lt;/</text:span><text:span text:style-name="T21">h1</text:span><text:span text:style-name="T10">&gt;</text:span></text:p>
      <text:p text:style-name="P68"><text:span text:style-name="T47"><text:s text:c="6"/></text:span><text:span text:style-name="T10">&lt;</text:span><text:span text:style-name="T21">button</text:span><text:span text:style-name="T26"> </text:span><text:span text:style-name="T36">id</text:span><text:span text:style-name="T47">=</text:span><text:span text:style-name="T59">"start-button"</text:span><text:span text:style-name="T26"> </text:span><text:span text:style-name="T36">class</text:span><text:span text:style-name="T47">=</text:span><text:span text:style-name="T59">"btn btn-primary w-50"</text:span><text:span text:style-name="T26"> </text:span><text:span text:style-name="T10">&gt;</text:span><text:span text:style-name="T47">Start</text:span><text:span text:style-name="T10">&lt;/</text:span><text:span text:style-name="T21">button</text:span><text:span text:style-name="T10">&gt;</text:span></text:p>
      <text:p text:style-name="P67"/>
      <text:p text:style-name="P68"><text:span text:style-name="T47"><text:s text:c="6"/></text:span></text:p>
      <text:p text:style-name="P68"><text:span text:style-name="T47"><text:s text:c="4"/></text:span><text:span text:style-name="T10">&lt;/</text:span><text:span text:style-name="T21">div</text:span><text:span text:style-name="T10">&gt;</text:span></text:p>
      <text:p text:style-name="P68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quiz"</text:span><text:span text:style-name="T26"> </text:span><text:span text:style-name="T36">class</text:span><text:span text:style-name="T47">=</text:span><text:span text:style-name="T59">"container text-center"</text:span><text:span text:style-name="T10">&gt;</text:span></text:p>
      <text:p text:style-name="P68"><text:span text:style-name="T47"><text:s text:c="6"/></text:span><text:span text:style-name="T10">&lt;</text:span><text:span text:style-name="T21">h1</text:span><text:span text:style-name="T10">&gt;</text:span><text:span text:style-name="T47">The Quiz</text:span><text:span text:style-name="T10">&lt;/</text:span><text:span text:style-name="T21">h1</text:span><text:span text:style-name="T10">&gt;</text:span></text:p>
      <text:p text:style-name="P68"><text:span text:style-name="T47"><text:s text:c="6"/></text:span></text:p>
      <text:p text:style-name="P68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message-question"</text:span><text:span text:style-name="T26"> </text:span><text:span text:style-name="T36">class</text:span><text:span text:style-name="T47">=</text:span><text:span text:style-name="T59">"alert alert-warning"</text:span><text:span text:style-name="T10">&gt;</text:span><text:span text:style-name="T47">What is this called ?</text:span><text:span text:style-name="T10">&lt;/</text:span><text:span text:style-name="T21">div</text:span><text:span text:style-name="T10">&gt;</text:span></text:p>
      <text:p text:style-name="P68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message-correct"</text:span><text:span text:style-name="T26"> </text:span><text:span text:style-name="T36">class</text:span><text:span text:style-name="T47">=</text:span><text:span text:style-name="T59">"alert alert-success"</text:span><text:span text:style-name="T10">&gt;</text:span><text:span text:style-name="T47">Correct</text:span><text:span text:style-name="T10">&lt;/</text:span><text:span text:style-name="T21">div</text:span><text:span text:style-name="T10">&gt;</text:span></text:p>
      <text:p text:style-name="P68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message-wrong"</text:span><text:span text:style-name="T26"> </text:span><text:span text:style-name="T36">class</text:span><text:span text:style-name="T47">=</text:span><text:span text:style-name="T59">"alert alert-danger"</text:span><text:span text:style-name="T10">&gt;</text:span><text:span text:style-name="T47">Wrong</text:span><text:span text:style-name="T10">&lt;/</text:span><text:span text:style-name="T21">div</text:span><text:span text:style-name="T10">&gt;</text:span></text:p>
      <text:p text:style-name="P68"><text:span text:style-name="T47"><text:s text:c="4"/></text:span></text:p>
      <text:p text:style-name="P68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card-1"</text:span><text:span text:style-name="T26"> </text:span><text:span text:style-name="T36">class</text:span><text:span text:style-name="T47">=</text:span><text:span text:style-name="T59">"card text-center"</text:span><text:span text:style-name="T10">&gt;</text:span></text:p>
      <text:p text:style-name="P68"><text:span text:style-name="T47"><text:s text:c="6"/></text:span><text:span text:style-name="T10">&lt;</text:span><text:span text:style-name="T21">img</text:span><text:span text:style-name="T26"> </text:span><text:span text:style-name="T36">src</text:span><text:span text:style-name="T47">=</text:span><text:span text:style-name="T59">"img/img1.jpg"</text:span><text:span text:style-name="T26"> </text:span><text:span text:style-name="T36">class</text:span><text:span text:style-name="T47">=</text:span><text:span text:style-name="T59">"card-img-top"</text:span><text:span text:style-name="T26"> </text:span><text:span text:style-name="T10">/&gt;</text:span></text:p>
      <text:p text:style-name="P68"><text:span text:style-name="T47"><text:s text:c="6"/></text:span></text:p>
      <text:p text:style-name="P68"><text:span text:style-name="T47"><text:s text:c="6"/></text:span><text:span text:style-name="T10">&lt;</text:span><text:span text:style-name="T21">div</text:span><text:span text:style-name="T26"> </text:span><text:span text:style-name="T36">class</text:span><text:span text:style-name="T47">=</text:span><text:span text:style-name="T59">"row name-options"</text:span><text:span text:style-name="T26"> </text:span><text:span text:style-name="T10">&gt;</text:span></text:p>
      <text:p text:style-name="P68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offset-1 answer-correct"</text:span><text:span text:style-name="T10">&gt;</text:span><text:span text:style-name="T47">Un moustique</text:span><text:span text:style-name="T10">&lt;/</text:span><text:span text:style-name="T21">button</text:span><text:span text:style-name="T10">&gt;</text:span></text:p>
      <text:p text:style-name="P68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answer-wrong"</text:span><text:span text:style-name="T10">&gt;</text:span><text:span text:style-name="T47">Un oiseau</text:span><text:span text:style-name="T10">&lt;/</text:span><text:span text:style-name="T21">button</text:span><text:span text:style-name="T10">&gt;</text:span></text:p>
      <text:p text:style-name="P68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offset-1 answer-wrong"</text:span><text:span text:style-name="T10">&gt;</text:span><text:span text:style-name="T47">Une abeille</text:span><text:span text:style-name="T10">&lt;/</text:span><text:span text:style-name="T21">button</text:span><text:span text:style-name="T10">&gt;</text:span></text:p>
      <text:p text:style-name="P68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answer-wrong"</text:span><text:span text:style-name="T10">&gt;</text:span><text:span text:style-name="T47">Une Tortue</text:span><text:span text:style-name="T10">&lt;/</text:span><text:span text:style-name="T21">button</text:span><text:span text:style-name="T10">&gt;</text:span></text:p>
      <text:p text:style-name="P68"><text:span text:style-name="T47"><text:s text:c="6"/></text:span><text:span text:style-name="T10">&lt;/</text:span><text:span text:style-name="T21">div</text:span><text:span text:style-name="T10">&gt;</text:span></text:p>
      <text:p text:style-name="P68"><text:span text:style-name="T47"><text:s text:c="4"/></text:span><text:span text:style-name="T10">&lt;/</text:span><text:span text:style-name="T21">div</text:span><text:span text:style-name="T10">&gt;</text:span></text:p>
      <text:p text:style-name="P68"><text:span text:style-name="T47"><text:s text:c="4"/></text:span></text:p>
      <text:p text:style-name="P71"><text:span text:style-name="T47"><text:s text:c="4"/></text:span><text:span text:style-name="T7">&lt;</text:span><text:span text:style-name="T16">div</text:span><text:span text:style-name="T30"> </text:span><text:span text:style-name="T35">id</text:span><text:span text:style-name="T42">=</text:span><text:span text:style-name="T54">"card-2"</text:span><text:span text:style-name="T30"> </text:span><text:span text:style-name="T35">class</text:span><text:span text:style-name="T42">=</text:span><text:span text:style-name="T54">"card text-center"</text:span><text:span text:style-name="T7">&gt;</text:span></text:p>
      <text:p text:style-name="P74"><text:span text:style-name="T47"><text:s text:c="6"/></text:span><text:span text:style-name="T10">&lt;</text:span><text:span text:style-name="T21">img</text:span><text:span text:style-name="T26"> </text:span><text:span text:style-name="T36">src</text:span><text:span text:style-name="T47">=</text:span><text:span text:style-name="T59">"img/img2.jpg"</text:span><text:span text:style-name="T26"> </text:span><text:span text:style-name="T36">class</text:span><text:span text:style-name="T47">=</text:span><text:span text:style-name="T59">"card-img-top"</text:span><text:span text:style-name="T26"> </text:span><text:span text:style-name="T10">/&gt;</text:span></text:p>
      <text:p text:style-name="P74"><text:soft-page-break/><text:span text:style-name="T47"><text:s text:c="6"/></text:span></text:p>
      <text:p text:style-name="P74"><text:span text:style-name="T47"><text:s text:c="6"/></text:span><text:span text:style-name="T10">&lt;</text:span><text:span text:style-name="T21">div</text:span><text:span text:style-name="T26"> </text:span><text:span text:style-name="T36">class</text:span><text:span text:style-name="T47">=</text:span><text:span text:style-name="T59">"row name-options"</text:span><text:span text:style-name="T26"> 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offset-1 answer-wrong"</text:span><text:span text:style-name="T10">&gt;</text:span><text:span text:style-name="T47">Un projecteur</text:span><text:span text:style-name="T10">&lt;/</text:span><text:span text:style-name="T21">button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answer-wrong"</text:span><text:span text:style-name="T10">&gt;</text:span><text:span text:style-name="T47">Une flamme</text:span><text:span text:style-name="T10">&lt;/</text:span><text:span text:style-name="T21">button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offset-1 answer-wrong"</text:span><text:span text:style-name="T10">&gt;</text:span><text:span text:style-name="T47">Une lampe</text:span><text:span text:style-name="T10">&lt;/</text:span><text:span text:style-name="T21">button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answer-correct"</text:span><text:span text:style-name="T10">&gt;</text:span><text:span text:style-name="T47">Un phare</text:span><text:span text:style-name="T10">&lt;/</text:span><text:span text:style-name="T21">button</text:span><text:span text:style-name="T10">&gt;</text:span></text:p>
      <text:p text:style-name="P74"><text:span text:style-name="T47"><text:s text:c="6"/></text:span><text:span text:style-name="T10">&lt;/</text:span><text:span text:style-name="T21">div</text:span><text:span text:style-name="T10">&gt;</text:span></text:p>
      <text:p text:style-name="P74"><text:span text:style-name="T47"><text:s text:c="4"/></text:span><text:span text:style-name="T10">&lt;/</text:span><text:span text:style-name="T21">div</text:span><text:span text:style-name="T10">&gt;</text:span></text:p>
      <text:p text:style-name="P74"><text:span text:style-name="T47"><text:s text:c="4"/></text:span></text:p>
      <text:p text:style-name="P74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card-3"</text:span><text:span text:style-name="T26"> </text:span><text:span text:style-name="T36">class</text:span><text:span text:style-name="T47">=</text:span><text:span text:style-name="T59">"card text-center"</text:span><text:span text:style-name="T10">&gt;</text:span></text:p>
      <text:p text:style-name="P74"><text:span text:style-name="T47"><text:s text:c="6"/></text:span><text:span text:style-name="T10">&lt;</text:span><text:span text:style-name="T21">img</text:span><text:span text:style-name="T26"> </text:span><text:span text:style-name="T36">src</text:span><text:span text:style-name="T47">=</text:span><text:span text:style-name="T59">"img/img3.jpg"</text:span><text:span text:style-name="T26"> </text:span><text:span text:style-name="T36">class</text:span><text:span text:style-name="T47">=</text:span><text:span text:style-name="T59">"card-img-top"</text:span><text:span text:style-name="T26"> </text:span><text:span text:style-name="T10">/&gt;</text:span></text:p>
      <text:p text:style-name="P74"><text:span text:style-name="T47"><text:s text:c="6"/></text:span></text:p>
      <text:p text:style-name="P74"><text:span text:style-name="T47"><text:s text:c="6"/></text:span><text:span text:style-name="T10">&lt;</text:span><text:span text:style-name="T21">div</text:span><text:span text:style-name="T26"> </text:span><text:span text:style-name="T36">class</text:span><text:span text:style-name="T47">=</text:span><text:span text:style-name="T59">"row name-options"</text:span><text:span text:style-name="T26"> 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offset-1 answer-wrong"</text:span><text:span text:style-name="T10">&gt;</text:span><text:span text:style-name="T47">Une chaussette</text:span><text:span text:style-name="T10">&lt;/</text:span><text:span text:style-name="T21">button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answer-wrong"</text:span><text:span text:style-name="T10">&gt;</text:span><text:span text:style-name="T47">Un tapis</text:span><text:span text:style-name="T10">&lt;/</text:span><text:span text:style-name="T21">button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offset-1 answer-correct"</text:span><text:span text:style-name="T10">&gt;</text:span><text:span text:style-name="T47">Une chaussure</text:span><text:span text:style-name="T10">&lt;/</text:span><text:span text:style-name="T21">button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answer-wrong"</text:span><text:span text:style-name="T10">&gt;</text:span><text:span text:style-name="T47">Un pull</text:span><text:span text:style-name="T10">&lt;/</text:span><text:span text:style-name="T21">button</text:span><text:span text:style-name="T10">&gt;</text:span></text:p>
      <text:p text:style-name="P74"><text:span text:style-name="T47"><text:s text:c="6"/></text:span><text:span text:style-name="T10">&lt;/</text:span><text:span text:style-name="T21">div</text:span><text:span text:style-name="T10">&gt;</text:span></text:p>
      <text:p text:style-name="P74"><text:span text:style-name="T47"><text:s text:c="4"/></text:span><text:span text:style-name="T10">&lt;/</text:span><text:span text:style-name="T21">div</text:span><text:span text:style-name="T10">&gt;</text:span></text:p>
      <text:p text:style-name="P74"><text:span text:style-name="T47"><text:s text:c="4"/></text:span></text:p>
      <text:p text:style-name="P74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card-4"</text:span><text:span text:style-name="T26"> </text:span><text:span text:style-name="T36">class</text:span><text:span text:style-name="T47">=</text:span><text:span text:style-name="T59">"card text-center"</text:span><text:span text:style-name="T10">&gt;</text:span></text:p>
      <text:p text:style-name="P74"><text:span text:style-name="T47"><text:s text:c="6"/></text:span><text:span text:style-name="T10">&lt;</text:span><text:span text:style-name="T21">img</text:span><text:span text:style-name="T26"> </text:span><text:span text:style-name="T36">src</text:span><text:span text:style-name="T47">=</text:span><text:span text:style-name="T59">"img/img4.jpg"</text:span><text:span text:style-name="T26"> </text:span><text:span text:style-name="T36">class</text:span><text:span text:style-name="T47">=</text:span><text:span text:style-name="T59">"card-img-top"</text:span><text:span text:style-name="T26"> </text:span><text:span text:style-name="T10">/&gt;</text:span></text:p>
      <text:p text:style-name="P74"><text:span text:style-name="T47"><text:s text:c="6"/></text:span></text:p>
      <text:p text:style-name="P74"><text:span text:style-name="T47"><text:s text:c="6"/></text:span><text:span text:style-name="T10">&lt;</text:span><text:span text:style-name="T21">div</text:span><text:span text:style-name="T26"> </text:span><text:span text:style-name="T36">class</text:span><text:span text:style-name="T47">=</text:span><text:span text:style-name="T59">"row name-options"</text:span><text:span text:style-name="T26"> 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offset-1 answer-wrong"</text:span><text:span text:style-name="T10">&gt;</text:span><text:span text:style-name="T47">Une poign</text:span><text:span text:style-name="T60">&amp;eacute;</text:span><text:span text:style-name="T47">e</text:span><text:span text:style-name="T10">&lt;/</text:span><text:span text:style-name="T21">button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answer-wrong"</text:span><text:span text:style-name="T10">&gt;</text:span><text:span text:style-name="T47">Un tournevis</text:span><text:span text:style-name="T10">&lt;/</text:span><text:span text:style-name="T21">button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offset-1 answer-wrong"</text:span><text:span text:style-name="T10">&gt;</text:span><text:span text:style-name="T47">Une serrure</text:span><text:span text:style-name="T10">&lt;/</text:span><text:span text:style-name="T21">button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answer-correct"</text:span><text:span text:style-name="T10">&gt;</text:span><text:span text:style-name="T47">Une cl</text:span><text:span text:style-name="T60">&amp;eacute;</text:span><text:span text:style-name="T10">&lt;/</text:span><text:span text:style-name="T21">button</text:span><text:span text:style-name="T10">&gt;</text:span></text:p>
      <text:p text:style-name="P74"><text:span text:style-name="T47"><text:s text:c="6"/></text:span><text:span text:style-name="T10">&lt;/</text:span><text:span text:style-name="T21">div</text:span><text:span text:style-name="T10">&gt;</text:span></text:p>
      <text:p text:style-name="P74"><text:span text:style-name="T47"><text:s text:c="4"/></text:span><text:span text:style-name="T10">&lt;/</text:span><text:span text:style-name="T21">div</text:span><text:span text:style-name="T10">&gt;</text:span></text:p>
      <text:p text:style-name="P74"><text:span text:style-name="T47"><text:s text:c="4"/></text:span></text:p>
      <text:p text:style-name="P74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card-5"</text:span><text:span text:style-name="T26"> </text:span><text:span text:style-name="T36">class</text:span><text:span text:style-name="T47">=</text:span><text:span text:style-name="T59">"card text-center"</text:span><text:span text:style-name="T10">&gt;</text:span></text:p>
      <text:p text:style-name="P74"><text:span text:style-name="T47"><text:s text:c="6"/></text:span><text:span text:style-name="T10">&lt;</text:span><text:span text:style-name="T21">img</text:span><text:span text:style-name="T26"> </text:span><text:span text:style-name="T36">src</text:span><text:span text:style-name="T47">=</text:span><text:span text:style-name="T59">"img/img5.jpg"</text:span><text:span text:style-name="T26"> </text:span><text:span text:style-name="T36">class</text:span><text:span text:style-name="T47">=</text:span><text:span text:style-name="T59">"card-img-top"</text:span><text:span text:style-name="T26"> </text:span><text:span text:style-name="T10">/&gt;</text:span></text:p>
      <text:p text:style-name="P74"><text:span text:style-name="T47"><text:s text:c="6"/></text:span></text:p>
      <text:p text:style-name="P74"><text:span text:style-name="T47"><text:s text:c="6"/></text:span><text:span text:style-name="T10">&lt;</text:span><text:span text:style-name="T21">div</text:span><text:span text:style-name="T26"> </text:span><text:span text:style-name="T36">class</text:span><text:span text:style-name="T47">=</text:span><text:span text:style-name="T59">"row name-options"</text:span><text:span text:style-name="T26"> 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offset-1 answer-wrong"</text:span><text:span text:style-name="T10">&gt;</text:span><text:span text:style-name="T47">Un couteau</text:span><text:span text:style-name="T10">&lt;/</text:span><text:span text:style-name="T21">button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answer-correct"</text:span><text:span text:style-name="T10">&gt;</text:span><text:span text:style-name="T47">Un ciseau</text:span><text:span text:style-name="T10">&lt;/</text:span><text:span text:style-name="T21">button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offset-1 answer-wrong"</text:span><text:span text:style-name="T10">&gt;</text:span><text:span text:style-name="T47">Une pince</text:span><text:span text:style-name="T10">&lt;/</text:span><text:span text:style-name="T21">button</text:span><text:span text:style-name="T10">&gt;</text:span></text:p>
      <text:p text:style-name="P74"><text:span text:style-name="T47"><text:s text:c="8"/></text:span><text:span text:style-name="T10">&lt;</text:span><text:span text:style-name="T21">button</text:span><text:span text:style-name="T26"> </text:span><text:span text:style-name="T36">type</text:span><text:span text:style-name="T47">=</text:span><text:span text:style-name="T59">"button"</text:span><text:span text:style-name="T26"> </text:span><text:span text:style-name="T36">class</text:span><text:span text:style-name="T47">=</text:span><text:span text:style-name="T59">"btn btn-sm btn-secondary col-5 answer-wrong"</text:span><text:span text:style-name="T10">&gt;</text:span><text:span text:style-name="T47">Une hache</text:span><text:span text:style-name="T10">&lt;/</text:span><text:span text:style-name="T21">button</text:span><text:span text:style-name="T10">&gt;</text:span></text:p>
      <text:p text:style-name="P74"><text:span text:style-name="T47"><text:s text:c="6"/></text:span><text:span text:style-name="T10">&lt;/</text:span><text:span text:style-name="T21">div</text:span><text:span text:style-name="T10">&gt;</text:span></text:p>
      <text:p text:style-name="P74"><text:span text:style-name="T47"><text:s text:c="4"/></text:span><text:span text:style-name="T10">&lt;/</text:span><text:span text:style-name="T21">div</text:span><text:span text:style-name="T10">&gt;</text:span></text:p>
      <text:p text:style-name="P68"><text:soft-page-break/><text:span text:style-name="T47"><text:s text:c="4"/></text:span></text:p>
      <text:p text:style-name="P68"><text:span text:style-name="T47"><text:s text:c="4"/></text:span><text:span text:style-name="T10">&lt;</text:span><text:span text:style-name="T21">button</text:span><text:span text:style-name="T26"> </text:span><text:span text:style-name="T36">id</text:span><text:span text:style-name="T47">=</text:span><text:span text:style-name="T59">"button-next"</text:span><text:span text:style-name="T26"> </text:span><text:span text:style-name="T36">class</text:span><text:span text:style-name="T47">=</text:span><text:span text:style-name="T59">"btn btn-primary"</text:span><text:span text:style-name="T10">&gt;</text:span><text:span text:style-name="T47">Next</text:span><text:span text:style-name="T10">&lt;/</text:span><text:span text:style-name="T21">button</text:span><text:span text:style-name="T10">&gt;</text:span></text:p>
      <text:p text:style-name="P68"><text:span text:style-name="T47"><text:s text:c="2"/></text:span><text:span text:style-name="T10">&lt;/</text:span><text:span text:style-name="T21">div</text:span><text:span text:style-name="T10">&gt;</text:span></text:p>
      <text:p text:style-name="P68"><text:span text:style-name="T47"><text:s text:c="6"/></text:span></text:p>
      <text:p text:style-name="P74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results"</text:span><text:span text:style-name="T26"> </text:span><text:span text:style-name="T36">class</text:span><text:span text:style-name="T47">=</text:span><text:span text:style-name="T59">"container text-center"</text:span><text:span text:style-name="T10">&gt;</text:span></text:p>
      <text:p text:style-name="P68"><text:span text:style-name="T47"><text:s text:c="6"/></text:span><text:span text:style-name="T10">&lt;</text:span><text:span text:style-name="T21">h1</text:span><text:span text:style-name="T10">&gt;</text:span><text:span text:style-name="T47">Results</text:span><text:span text:style-name="T10">&lt;/</text:span><text:span text:style-name="T21">h1</text:span><text:span text:style-name="T10">&gt;</text:span></text:p>
      <text:p text:style-name="P74"><text:span text:style-name="T47"><text:s text:c="6"/></text:span><text:span text:style-name="T10">&lt;</text:span><text:span text:style-name="T21">h2</text:span><text:span text:style-name="T10">&gt;</text:span><text:span text:style-name="T47">Your score is:</text:span><text:span text:style-name="T10">&lt;/</text:span><text:span text:style-name="T21">h2</text:span><text:span text:style-name="T10">&gt;</text:span></text:p>
      <text:p text:style-name="P74"><text:span text:style-name="T47"><text:s text:c="4"/></text:span><text:span text:style-name="T10">&lt;</text:span><text:span text:style-name="T21">div</text:span><text:span text:style-name="T26"> </text:span><text:span text:style-name="T36">id</text:span><text:span text:style-name="T47">=</text:span><text:span text:style-name="T59">"score-display"</text:span><text:span text:style-name="T26"> </text:span><text:span text:style-name="T36">class</text:span><text:span text:style-name="T47">=</text:span><text:span text:style-name="T59">"alert alert-info h1 w-50"</text:span><text:span text:style-name="T10">&gt;</text:span></text:p>
      <text:p text:style-name="P74"><text:span text:style-name="T47"><text:s text:c="6"/></text:span><text:span text:style-name="T10">&lt;</text:span><text:span text:style-name="T21">span</text:span><text:span text:style-name="T26"> </text:span><text:span text:style-name="T36">id</text:span><text:span text:style-name="T47">=</text:span><text:span text:style-name="T59">"score"</text:span><text:span text:style-name="T10">&gt;</text:span><text:span text:style-name="T47">0</text:span><text:span text:style-name="T10">&lt;/</text:span><text:span text:style-name="T21">span</text:span><text:span text:style-name="T10">&gt;</text:span><text:span text:style-name="T47">/</text:span><text:span text:style-name="T10">&lt;</text:span><text:span text:style-name="T21">span</text:span><text:span text:style-name="T26"> </text:span><text:span text:style-name="T36">id</text:span><text:span text:style-name="T47">=</text:span><text:span text:style-name="T59">"total"</text:span><text:span text:style-name="T10">&gt;</text:span><text:span text:style-name="T47">0</text:span><text:span text:style-name="T10">&lt;/</text:span><text:span text:style-name="T21">span</text:span><text:span text:style-name="T10">&gt;</text:span></text:p>
      <text:p text:style-name="P74"><text:span text:style-name="T47"><text:s text:c="4"/></text:span><text:span text:style-name="T10">&lt;/</text:span><text:span text:style-name="T21">div</text:span><text:span text:style-name="T10">&gt;</text:span></text:p>
      <text:p text:style-name="P74"><text:span text:style-name="T47"><text:s text:c="6"/></text:span><text:span text:style-name="T10">&lt;</text:span><text:span text:style-name="T21">button</text:span><text:span text:style-name="T26"> </text:span><text:span text:style-name="T36">id</text:span><text:span text:style-name="T47">=</text:span><text:span text:style-name="T59">"button-home"</text:span><text:span text:style-name="T26"> </text:span><text:span text:style-name="T36">class</text:span><text:span text:style-name="T47">=</text:span><text:span text:style-name="T59">"btn btn-primary"</text:span><text:span text:style-name="T10">&gt;</text:span><text:span text:style-name="T47">Home</text:span><text:span text:style-name="T10">&lt;/</text:span><text:span text:style-name="T21">button</text:span><text:span text:style-name="T10">&gt;</text:span></text:p>
      <text:p text:style-name="P74"><text:span text:style-name="T47"><text:s text:c="4"/></text:span><text:span text:style-name="T10">&lt;/</text:span><text:span text:style-name="T21">div</text:span><text:span text:style-name="T10">&gt;</text:span></text:p>
      <text:p text:style-name="P67"/>
      <text:p text:style-name="P68"><text:span text:style-name="T47"><text:s text:c="4"/></text:span><text:span text:style-name="T62">&lt;!-- Optional JavaScript --&gt;</text:span></text:p>
      <text:p text:style-name="P68"><text:span text:style-name="T47"><text:s text:c="4"/></text:span><text:span text:style-name="T62">&lt;!-- jQuery first, then Popper.js, then Bootstrap JS --&gt;</text:span></text:p>
      <text:p text:style-name="P68"><text:span text:style-name="T47"><text:s text:c="4"/></text:span><text:span text:style-name="T10">&lt;</text:span><text:span text:style-name="T21">script</text:span><text:span text:style-name="T26"> </text:span><text:span text:style-name="T36">src</text:span><text:span text:style-name="T47">=</text:span><text:span text:style-name="T59">"jquery-3.2.1.slim.min.js"</text:span><text:span text:style-name="T26"> </text:span><text:span text:style-name="T10">&gt;&lt;/</text:span><text:span text:style-name="T21">script</text:span><text:span text:style-name="T10">&gt;</text:span></text:p>
      <text:p text:style-name="P68"><text:span text:style-name="T47"><text:s text:c="4"/></text:span><text:span text:style-name="T10">&lt;</text:span><text:span text:style-name="T21">script</text:span><text:span text:style-name="T26"> </text:span><text:span text:style-name="T36">src</text:span><text:span text:style-name="T47">=</text:span><text:span text:style-name="T59">"popper.min.js"</text:span><text:span text:style-name="T26"> </text:span><text:span text:style-name="T10">&gt;&lt;/</text:span><text:span text:style-name="T21">script</text:span><text:span text:style-name="T10">&gt;</text:span></text:p>
      <text:p text:style-name="P68"><text:span text:style-name="T47"><text:s text:c="4"/></text:span><text:span text:style-name="T10">&lt;</text:span><text:span text:style-name="T21">script</text:span><text:span text:style-name="T26"> </text:span><text:span text:style-name="T36">src</text:span><text:span text:style-name="T47">=</text:span><text:span text:style-name="T59">"bootstrap.min.js"</text:span><text:span text:style-name="T26"> </text:span><text:span text:style-name="T10">&gt;&lt;/</text:span><text:span text:style-name="T21">script</text:span><text:span text:style-name="T10">&gt;</text:span></text:p>
      <text:p text:style-name="P68"><text:span text:style-name="T47"><text:s text:c="4"/></text:span><text:span text:style-name="T10">&lt;</text:span><text:span text:style-name="T21">script</text:span><text:span text:style-name="T26"> </text:span><text:span text:style-name="T36">src</text:span><text:span text:style-name="T47">=</text:span><text:span text:style-name="T59">"script.js"</text:span><text:span text:style-name="T10">&gt;&lt;/</text:span><text:span text:style-name="T21">script</text:span><text:span text:style-name="T10">&gt;</text:span></text:p>
      <text:p text:style-name="P68"><text:span text:style-name="T47"><text:s text:c="2"/></text:span><text:span text:style-name="T10">&lt;/</text:span><text:span text:style-name="T21">body</text:span><text:span text:style-name="T10">&gt;</text:span></text:p>
      <text:p text:style-name="P68"><text:span text:style-name="T10">&lt;/</text:span><text:span text:style-name="T21">html</text:span><text:span text:style-name="T10">&gt;</text:span></text:p>
      <text:p text:style-name="P14"/>
      <text:p text:style-name="P59">Save and go look in the browser what it looks like</text:p>
      <text:p text:style-name="P55"/>
      <text:p text:style-name="P35">10) Complete the jQuery for the quiz</text:p>
      <text:p text:style-name="P59"/>
      <text:p text:style-name="P59">Edit the script.js file by adding the rest of the jQuer<text:span text:style-name="T92">y</text:span> below</text:p>
      <text:p text:style-name="P20"/>
      <text:p text:style-name="P19"><text:span text:style-name="T80">var</text:span><text:span text:style-name="T47"> </text:span><text:span text:style-name="T71">currentCard</text:span><text:span text:style-name="T47"> </text:span><text:span text:style-name="T71">=</text:span><text:span text:style-name="T47"> </text:span><text:span text:style-name="T71">1;</text:span></text:p>
      <text:p text:style-name="P74"><text:span text:style-name="T80">var</text:span><text:span text:style-name="T47"> </text:span><text:span text:style-name="T71">score</text:span><text:span text:style-name="T47"> </text:span><text:span text:style-name="T71">=</text:span><text:span text:style-name="T47"> </text:span><text:span text:style-name="T71">0;</text:span></text:p>
      <text:p text:style-name="P74"><text:span text:style-name="T80">var</text:span><text:span text:style-name="T47"> </text:span><text:span text:style-name="T71">total</text:span><text:span text:style-name="T47"> </text:span><text:span text:style-name="T71">=</text:span><text:span text:style-name="T47"> </text:span><text:span text:style-name="T71">5;</text:span></text:p>
      <text:p text:style-name="P67"/>
      <text:p text:style-name="P68"><text:span text:style-name="T71">$(</text:span><text:span text:style-name="T47"> </text:span><text:span text:style-name="T71">document</text:span><text:span text:style-name="T47"> </text:span><text:span text:style-name="T71">).ready(</text:span><text:span text:style-name="T47"> </text:span><text:span text:style-name="T79">function</text:span><text:span text:style-name="T47"> </text:span><text:span text:style-name="T71">()</text:span><text:span text:style-name="T47"> </text:span><text:span text:style-name="T71">{</text:span></text:p>
      <text:p text:style-name="P68"><text:span text:style-name="T47"><text:s text:c="2"/></text:span><text:span text:style-name="T71">console.log(</text:span><text:span text:style-name="T47"> </text:span><text:span text:style-name="T60">"ready!"</text:span><text:span text:style-name="T47"> </text:span><text:span text:style-name="T71">);</text:span></text:p>
      <text:p text:style-name="P68"><text:span text:style-name="T47"><text:s text:c="2"/></text:span></text:p>
      <text:p text:style-name="P68"><text:span text:style-name="T47"><text:s text:c="2"/></text:span><text:span text:style-name="T71">$(</text:span><text:span text:style-name="T60">'#quiz'</text:span><text:span text:style-name="T71">).hide();</text:span></text:p>
      <text:p text:style-name="P68"><text:span text:style-name="T47"><text:s text:c="2"/></text:span><text:span text:style-name="T71">$(</text:span><text:span text:style-name="T60">'#results'</text:span><text:span text:style-name="T71">).hide();</text:span></text:p>
      <text:p text:style-name="P68"><text:span text:style-name="T50"><text:s text:c="2"/></text:span><text:span text:style-name="T70">$(</text:span><text:span text:style-name="T58">'#quiz .card'</text:span><text:span text:style-name="T70">).hide();</text:span></text:p>
      <text:p text:style-name="P74"><text:span text:style-name="T47"><text:s text:c="2"/></text:span><text:span text:style-name="T71">$(</text:span><text:span text:style-name="T60">'#card-1'</text:span><text:span text:style-name="T71">).show();</text:span></text:p>
      <text:p text:style-name="P68"><text:span text:style-name="T47"><text:s text:c="2"/></text:span></text:p>
      <text:p text:style-name="P68"><text:span text:style-name="T47"><text:s text:c="2"/></text:span><text:span text:style-name="T71">$(</text:span><text:span text:style-name="T60">'#start-button'</text:span><text:span text:style-name="T71">).click(</text:span><text:span text:style-name="T79">function</text:span><text:span text:style-name="T71">(){</text:span></text:p>
      <text:p text:style-name="P68"><text:soft-page-break/><text:span text:style-name="T47"><text:s text:c="4"/></text:span><text:span text:style-name="T71">$(</text:span><text:span text:style-name="T60">'#start'</text:span><text:span text:style-name="T71">).hide();</text:span></text:p>
      <text:p text:style-name="P68"><text:span text:style-name="T47"><text:s text:c="4"/></text:span><text:span text:style-name="T71">$(</text:span><text:span text:style-name="T60">'#quiz'</text:span><text:span text:style-name="T71">).show();</text:span></text:p>
      <text:p text:style-name="P68"><text:span text:style-name="T47"><text:s text:c="4"/></text:span><text:span text:style-name="T71">$(</text:span><text:span text:style-name="T60">'#message-question'</text:span><text:span text:style-name="T71">).show();</text:span></text:p>
      <text:p text:style-name="P68"><text:span text:style-name="T47"><text:s text:c="4"/></text:span><text:span text:style-name="T71">$(</text:span><text:span text:style-name="T60">'#message-correct'</text:span><text:span text:style-name="T71">).hide();</text:span></text:p>
      <text:p text:style-name="P68"><text:span text:style-name="T47"><text:s text:c="4"/></text:span><text:span text:style-name="T71">$(</text:span><text:span text:style-name="T60">'#message-wrong'</text:span><text:span text:style-name="T71">).hide();</text:span></text:p>
      <text:p text:style-name="P68"><text:span text:style-name="T47"><text:s text:c="4"/></text:span><text:span text:style-name="T71">$(</text:span><text:span text:style-name="T60">'#button-next'</text:span><text:span text:style-name="T71">).hide();</text:span></text:p>
      <text:p text:style-name="P68"><text:span text:style-name="T47"><text:s text:c="2"/></text:span><text:span text:style-name="T71">});</text:span></text:p>
      <text:p text:style-name="P68"><text:span text:style-name="T47"><text:s text:c="2"/></text:span></text:p>
      <text:p text:style-name="P68"><text:span text:style-name="T47"><text:s text:c="2"/></text:span><text:span text:style-name="T71">$(</text:span><text:span text:style-name="T60">'.answer-correct'</text:span><text:span text:style-name="T71">).click(</text:span><text:span text:style-name="T79">function</text:span><text:span text:style-name="T71">(){</text:span></text:p>
      <text:p text:style-name="P68"><text:span text:style-name="T47"><text:s text:c="4"/></text:span><text:span text:style-name="T71">$(</text:span><text:span text:style-name="T60">'#message-question'</text:span><text:span text:style-name="T71">).hide();</text:span></text:p>
      <text:p text:style-name="P68"><text:span text:style-name="T47"><text:s text:c="4"/></text:span><text:span text:style-name="T71">$(</text:span><text:span text:style-name="T60">'#message-correct'</text:span><text:span text:style-name="T71">).show();</text:span></text:p>
      <text:p text:style-name="P68"><text:span text:style-name="T47"><text:s text:c="4"/></text:span><text:span text:style-name="T71">$(</text:span><text:span text:style-name="T60">'#message-wrong'</text:span><text:span text:style-name="T71">).hide();</text:span></text:p>
      <text:p text:style-name="P68"><text:span text:style-name="T47"><text:s text:c="4"/></text:span><text:span text:style-name="T71">$(</text:span><text:span text:style-name="T60">'#button-next'</text:span><text:span text:style-name="T71">).show();</text:span></text:p>
      <text:p text:style-name="P68"><text:span text:style-name="T47"><text:s text:c="4"/></text:span><text:span text:style-name="T71">$(</text:span><text:span text:style-name="T60">'.name-options .btn'</text:span><text:span text:style-name="T71">).attr(</text:span><text:span text:style-name="T60">"disabled"</text:span><text:span text:style-name="T71">,</text:span><text:span text:style-name="T79">true</text:span><text:span text:style-name="T71">);</text:span></text:p>
      <text:p text:style-name="P68"><text:span text:style-name="T47"><text:s text:c="4"/></text:span><text:span text:style-name="T71">$(</text:span><text:span text:style-name="T79">this</text:span><text:span text:style-name="T71">).removeClass(</text:span><text:span text:style-name="T60">'btn-secondary'</text:span><text:span text:style-name="T71">).addClass(</text:span><text:span text:style-name="T60">'btn-success'</text:span><text:span text:style-name="T71">);</text:span></text:p>
      <text:p text:style-name="P71"><text:span text:style-name="T47"><text:s text:c="2"/></text:span><text:span text:style-name="T42"><text:s text:c="2"/></text:span><text:span text:style-name="T69">score++;</text:span></text:p>
      <text:p text:style-name="P68"><text:span text:style-name="T47"><text:s text:c="2"/></text:span><text:span text:style-name="T71">});</text:span></text:p>
      <text:p text:style-name="P68"><text:span text:style-name="T47"><text:s text:c="2"/></text:span></text:p>
      <text:p text:style-name="P68"><text:span text:style-name="T47"><text:s text:c="2"/></text:span><text:span text:style-name="T71">$(</text:span><text:span text:style-name="T60">'.answer-wrong'</text:span><text:span text:style-name="T71">).click(</text:span><text:span text:style-name="T79">function</text:span><text:span text:style-name="T71">(){</text:span></text:p>
      <text:p text:style-name="P68"><text:span text:style-name="T47"><text:s text:c="4"/></text:span><text:span text:style-name="T71">$(</text:span><text:span text:style-name="T60">'#message-question'</text:span><text:span text:style-name="T71">).hide();</text:span></text:p>
      <text:p text:style-name="P68"><text:span text:style-name="T47"><text:s text:c="4"/></text:span><text:span text:style-name="T71">$(</text:span><text:span text:style-name="T60">'#message-correct'</text:span><text:span text:style-name="T71">).hide();</text:span></text:p>
      <text:p text:style-name="P68"><text:span text:style-name="T47"><text:s text:c="4"/></text:span><text:span text:style-name="T71">$(</text:span><text:span text:style-name="T60">'#message-wrong'</text:span><text:span text:style-name="T71">).show();</text:span></text:p>
      <text:p text:style-name="P68"><text:span text:style-name="T47"><text:s text:c="4"/></text:span><text:span text:style-name="T71">$(</text:span><text:span text:style-name="T60">'#button-next'</text:span><text:span text:style-name="T71">).show();</text:span></text:p>
      <text:p text:style-name="P68"><text:span text:style-name="T47"><text:s text:c="4"/></text:span><text:span text:style-name="T71">$(</text:span><text:span text:style-name="T60">'.name-options .btn'</text:span><text:span text:style-name="T71">).attr(</text:span><text:span text:style-name="T60">"disabled"</text:span><text:span text:style-name="T71">,</text:span><text:span text:style-name="T79">true</text:span><text:span text:style-name="T71">);</text:span></text:p>
      <text:p text:style-name="P68"><text:span text:style-name="T47"><text:s text:c="4"/></text:span><text:span text:style-name="T71">$(</text:span><text:span text:style-name="T79">this</text:span><text:span text:style-name="T71">).removeClass(</text:span><text:span text:style-name="T60">'btn-secondary'</text:span><text:span text:style-name="T71">).addClass(</text:span><text:span text:style-name="T60">'btn-danger'</text:span><text:span text:style-name="T71">);</text:span></text:p>
      <text:p text:style-name="P68"><text:span text:style-name="T47"><text:s text:c="2"/></text:span><text:span text:style-name="T71">});</text:span></text:p>
      <text:p text:style-name="P68"><text:span text:style-name="T47"><text:s text:c="2"/></text:span></text:p>
      <text:p text:style-name="P71"><text:span text:style-name="T47"><text:s text:c="2"/></text:span><text:span text:style-name="T69">$(</text:span><text:span text:style-name="T57">'#button-next'</text:span><text:span text:style-name="T69">).click(</text:span><text:span text:style-name="T78">function</text:span><text:span text:style-name="T69">(){</text:span></text:p>
      <text:p text:style-name="P74"><text:span text:style-name="T47"><text:s text:c="4"/></text:span><text:span text:style-name="T71">$(</text:span><text:span text:style-name="T60">'.name-options .btn'</text:span><text:span text:style-name="T71">).removeClass(</text:span><text:span text:style-name="T60">'btn-danger'</text:span><text:span text:style-name="T71">).removeClass(</text:span><text:span text:style-name="T60">'btn-success'</text:span><text:span text:style-name="T71">).addClass(</text:span><text:span text:style-name="T60">'btn-secondary'</text:span><text:span text:style-name="T71">);</text:span></text:p>
      <text:p text:style-name="P74"><text:span text:style-name="T47"><text:s text:c="4"/></text:span><text:span text:style-name="T71">$(</text:span><text:span text:style-name="T60">'.name-options .btn'</text:span><text:span text:style-name="T71">).attr(</text:span><text:span text:style-name="T60">"disabled"</text:span><text:span text:style-name="T71">,</text:span><text:span text:style-name="T80">false</text:span><text:span text:style-name="T71">);</text:span></text:p>
      <text:p text:style-name="P74"><text:span text:style-name="T47"><text:s text:c="4"/></text:span><text:span text:style-name="T71">$(</text:span><text:span text:style-name="T60">'#card-'</text:span><text:span text:style-name="T47"> </text:span><text:span text:style-name="T71">+</text:span><text:span text:style-name="T47"> </text:span><text:span text:style-name="T71">currentCard).hide();</text:span></text:p>
      <text:p text:style-name="P74"><text:span text:style-name="T47"><text:s text:c="4"/></text:span><text:span text:style-name="T71">currentCard</text:span><text:span text:style-name="T47"> </text:span><text:span text:style-name="T71">=</text:span><text:span text:style-name="T47"> </text:span><text:span text:style-name="T71">currentCard</text:span><text:span text:style-name="T47"> </text:span><text:span text:style-name="T71">+</text:span><text:span text:style-name="T47"> </text:span><text:span text:style-name="T71">1;</text:span></text:p>
      <text:p text:style-name="P74"><text:span text:style-name="T47"><text:s text:c="4"/></text:span><text:span text:style-name="T80">if</text:span><text:span text:style-name="T47"> </text:span><text:span text:style-name="T71">(currentCard</text:span><text:span text:style-name="T47"> </text:span><text:span text:style-name="T71">&gt;</text:span><text:span text:style-name="T47"> </text:span><text:span text:style-name="T71">total)</text:span><text:span text:style-name="T47"> </text:span><text:span text:style-name="T71">{</text:span></text:p>
      <text:p text:style-name="P74"><text:span text:style-name="T47"><text:s text:c="6"/></text:span><text:span text:style-name="T71">$(</text:span><text:span text:style-name="T60">'#quiz'</text:span><text:span text:style-name="T71">).hide();</text:span></text:p>
      <text:p text:style-name="P74"><text:span text:style-name="T47"><text:s text:c="6"/></text:span><text:span text:style-name="T71">$(</text:span><text:span text:style-name="T60">'#results'</text:span><text:span text:style-name="T71">).show();</text:span></text:p>
      <text:p text:style-name="P74"><text:span text:style-name="T47"><text:s text:c="6"/></text:span><text:span text:style-name="T71">$(</text:span><text:span text:style-name="T60">'#score'</text:span><text:span text:style-name="T71">).html(score);</text:span></text:p>
      <text:p text:style-name="P74"><text:span text:style-name="T47"><text:s text:c="6"/></text:span><text:span text:style-name="T71">$(</text:span><text:span text:style-name="T60">'#total'</text:span><text:span text:style-name="T71">).html(total);</text:span></text:p>
      <text:p text:style-name="P74"><text:span text:style-name="T47"><text:s text:c="4"/></text:span><text:span text:style-name="T71">}</text:span></text:p>
      <text:p text:style-name="P74"><text:span text:style-name="T47"><text:s text:c="4"/></text:span><text:span text:style-name="T71">$(</text:span><text:span text:style-name="T60">'#card-'</text:span><text:span text:style-name="T47"> </text:span><text:span text:style-name="T71">+</text:span><text:span text:style-name="T47"> </text:span><text:span text:style-name="T71">currentCard).show();</text:span></text:p>
      <text:p text:style-name="P74"><text:span text:style-name="T47"><text:s text:c="4"/></text:span><text:span text:style-name="T71">$(</text:span><text:span text:style-name="T60">'#message-question'</text:span><text:span text:style-name="T71">).show();</text:span></text:p>
      <text:p text:style-name="P74"><text:span text:style-name="T47"><text:s text:c="4"/></text:span><text:span text:style-name="T71">$(</text:span><text:span text:style-name="T60">'#message-correct'</text:span><text:span text:style-name="T71">).hide();</text:span></text:p>
      <text:p text:style-name="P74"><text:span text:style-name="T47"><text:s text:c="4"/></text:span><text:span text:style-name="T71">$(</text:span><text:span text:style-name="T60">'#message-wrong'</text:span><text:span text:style-name="T71">).hide();</text:span></text:p>
      <text:p text:style-name="P74"><text:span text:style-name="T47"><text:s text:c="4"/></text:span><text:span text:style-name="T71">$(</text:span><text:span text:style-name="T60">'#button-next'</text:span><text:span text:style-name="T71">).hide();</text:span></text:p>
      <text:p text:style-name="P74"><text:soft-page-break/><text:span text:style-name="T47"><text:s text:c="2"/></text:span><text:span text:style-name="T71">});</text:span></text:p>
      <text:p text:style-name="P68"><text:span text:style-name="T47"><text:s text:c="2"/></text:span></text:p>
      <text:p text:style-name="P74"><text:span text:style-name="T47"><text:s text:c="2"/></text:span><text:span text:style-name="T71">$(</text:span><text:span text:style-name="T60">'#button-home'</text:span><text:span text:style-name="T71">).click(</text:span><text:span text:style-name="T80">function</text:span><text:span text:style-name="T71">(){</text:span></text:p>
      <text:p text:style-name="P74"><text:span text:style-name="T47"><text:s text:c="4"/></text:span><text:span text:style-name="T71">currentCard</text:span><text:span text:style-name="T47"> </text:span><text:span text:style-name="T71">=</text:span><text:span text:style-name="T47"> </text:span><text:span text:style-name="T71">1;</text:span></text:p>
      <text:p text:style-name="P74"><text:span text:style-name="T47"><text:s text:c="4"/></text:span><text:span text:style-name="T71">score</text:span><text:span text:style-name="T47"> </text:span><text:span text:style-name="T71">=</text:span><text:span text:style-name="T47"> </text:span><text:span text:style-name="T71">0;</text:span></text:p>
      <text:p text:style-name="P74"><text:span text:style-name="T47"><text:s text:c="4"/></text:span><text:span text:style-name="T71">$(</text:span><text:span text:style-name="T60">'#results'</text:span><text:span text:style-name="T71">).hide();</text:span></text:p>
      <text:p text:style-name="P74"><text:span text:style-name="T47"><text:s text:c="4"/></text:span><text:span text:style-name="T71">$(</text:span><text:span text:style-name="T60">'#start'</text:span><text:span text:style-name="T71">).show();</text:span></text:p>
      <text:p text:style-name="P74"><text:span text:style-name="T47"><text:s text:c="4"/></text:span><text:span text:style-name="T71">$(</text:span><text:span text:style-name="T60">'#quiz .card'</text:span><text:span text:style-name="T71">).hide();</text:span></text:p>
      <text:p text:style-name="P74"><text:span text:style-name="T47"><text:s text:c="4"/></text:span><text:span text:style-name="T71">$(</text:span><text:span text:style-name="T60">'#card-1'</text:span><text:span text:style-name="T71">).show();</text:span></text:p>
      <text:p text:style-name="P74"><text:span text:style-name="T47"><text:s text:c="2"/></text:span><text:span text:style-name="T71">});</text:span></text:p>
      <text:p text:style-name="P68"><text:span text:style-name="T71">});</text:span></text:p>
      <text:p text:style-name="P20"/>
      <text:p text:style-name="P20"/>
      <text:p text:style-name="P59">Save and go look in the browser what it looks like</text:p>
      <text:p text:style-name="P59"/>
      <text:p text:style-name="P36">11) Add some final CSS</text:p>
      <text:p text:style-name="P60"/>
      <text:p text:style-name="P60">Edit the style.css file and add the rest of the CSS</text:p>
      <text:p text:style-name="P21"/>
      <text:p text:style-name="P9"><text:span text:style-name="T24">body</text:span><text:span text:style-name="T26"> </text:span><text:span text:style-name="T47">{</text:span></text:p>
      <text:p text:style-name="P68"><text:span text:style-name="T26"><text:s text:c="2"/></text:span><text:span text:style-name="T36">background</text:span><text:span text:style-name="T47">:</text:span><text:span text:style-name="T26"> </text:span><text:span text:style-name="T83">url(img/bg.jpg)</text:span><text:span text:style-name="T26"> </text:span><text:span text:style-name="T83">no-repeat</text:span><text:span text:style-name="T26"> </text:span><text:span text:style-name="T83">bottom</text:span><text:span text:style-name="T26"> </text:span><text:span text:style-name="T83">center</text:span><text:span text:style-name="T26"> </text:span><text:span text:style-name="T83">fixed</text:span><text:span text:style-name="T47">;</text:span></text:p>
      <text:p text:style-name="P68"><text:span text:style-name="T47"><text:s text:c="2"/></text:span><text:span text:style-name="T36">background-size</text:span><text:span text:style-name="T47">:</text:span><text:span text:style-name="T26"> </text:span><text:span text:style-name="T83">cover</text:span><text:span text:style-name="T47">;</text:span></text:p>
      <text:p text:style-name="P68"><text:span text:style-name="T47">}</text:span></text:p>
      <text:p text:style-name="P67"/>
      <text:p text:style-name="P68"><text:span text:style-name="T24">body</text:span><text:span text:style-name="T26"> </text:span><text:span text:style-name="T21">&gt;</text:span><text:span text:style-name="T26"> </text:span><text:span text:style-name="T25">.container</text:span><text:span text:style-name="T26"> </text:span><text:span text:style-name="T47">{</text:span></text:p>
      <text:p text:style-name="P68"><text:span text:style-name="T26"><text:s text:c="2"/></text:span><text:span text:style-name="T36">max-width</text:span><text:span text:style-name="T47">:</text:span><text:span text:style-name="T26"> </text:span><text:span text:style-name="T83">300px</text:span><text:span text:style-name="T47">;</text:span></text:p>
      <text:p text:style-name="P68"><text:span text:style-name="T47"><text:s text:c="2"/></text:span><text:span text:style-name="T36">min-height</text:span><text:span text:style-name="T47">:</text:span><text:span text:style-name="T26"> </text:span><text:span text:style-name="T83">100vh</text:span><text:span text:style-name="T47">;</text:span></text:p>
      <text:p text:style-name="P68"><text:span text:style-name="T47"><text:s text:c="2"/></text:span><text:span text:style-name="T36">background</text:span><text:span text:style-name="T47">:</text:span><text:span text:style-name="T26"> </text:span><text:span text:style-name="T83">rgba(255,255,200,0.5)</text:span><text:span text:style-name="T47">; <text:s/></text:span></text:p>
      <text:p text:style-name="P68"><text:span text:style-name="T47">}</text:span></text:p>
      <text:p text:style-name="P67"/>
      <text:p text:style-name="P68"><text:span text:style-name="T25">#start-button</text:span><text:span text:style-name="T26"> </text:span><text:span text:style-name="T47">{</text:span></text:p>
      <text:p text:style-name="P68"><text:span text:style-name="T26"><text:s text:c="2"/></text:span><text:span text:style-name="T36">margin</text:span><text:span text:style-name="T47">:</text:span><text:span text:style-name="T26"> </text:span><text:span text:style-name="T83">20%</text:span><text:span text:style-name="T26"> </text:span><text:span text:style-name="T83">auto</text:span><text:span text:style-name="T47">;</text:span></text:p>
      <text:p text:style-name="P68"><text:span text:style-name="T47">}</text:span></text:p>
      <text:p text:style-name="P67"/>
      <text:p text:style-name="P68"><text:span text:style-name="T25">#quiz</text:span><text:span text:style-name="T21"> </text:span><text:span text:style-name="T25">.card</text:span><text:span text:style-name="T26"> </text:span><text:span text:style-name="T47">{</text:span></text:p>
      <text:p text:style-name="P68"><text:span text:style-name="T26"><text:s text:c="2"/></text:span><text:span text:style-name="T36">background</text:span><text:span text:style-name="T47">:</text:span><text:span text:style-name="T26"> </text:span><text:span text:style-name="T83">rgba(255,255,255,0.5)</text:span><text:span text:style-name="T47">;</text:span></text:p>
      <text:p text:style-name="P68"><text:span text:style-name="T47"><text:s text:c="2"/></text:span><text:span text:style-name="T36">padding-bottom</text:span><text:span text:style-name="T47">:</text:span><text:span text:style-name="T26"> </text:span><text:span text:style-name="T83">0.7em</text:span><text:span text:style-name="T47">;</text:span></text:p>
      <text:p text:style-name="P68"><text:span text:style-name="T47">}</text:span></text:p>
      <text:p text:style-name="P67"/>
      <text:p text:style-name="P68"><text:span text:style-name="T25">#quiz</text:span><text:span text:style-name="T21"> </text:span><text:span text:style-name="T25">.card</text:span><text:span text:style-name="T26"> </text:span><text:span text:style-name="T21">&gt;</text:span><text:span text:style-name="T26"> </text:span><text:span text:style-name="T24">img</text:span><text:span text:style-name="T26"> </text:span><text:span text:style-name="T47">{</text:span></text:p>
      <text:p text:style-name="P68"><text:span text:style-name="T26"><text:s text:c="2"/></text:span><text:span text:style-name="T36">max-width</text:span><text:span text:style-name="T47">:</text:span><text:span text:style-name="T26"> </text:span><text:span text:style-name="T83">80%</text:span><text:span text:style-name="T47">;</text:span></text:p>
      <text:p text:style-name="P68"><text:soft-page-break/><text:span text:style-name="T47"><text:s text:c="2"/></text:span><text:span text:style-name="T36">margin</text:span><text:span text:style-name="T47">:</text:span><text:span text:style-name="T26"> </text:span><text:span text:style-name="T83">1em</text:span><text:span text:style-name="T26"> </text:span><text:span text:style-name="T83">auto</text:span><text:span text:style-name="T47">;</text:span></text:p>
      <text:p text:style-name="P68"><text:span text:style-name="T47">}</text:span></text:p>
      <text:p text:style-name="P67"/>
      <text:p text:style-name="P68"><text:span text:style-name="T25">#button-next</text:span><text:span text:style-name="T26"> </text:span><text:span text:style-name="T47">{</text:span></text:p>
      <text:p text:style-name="P68"><text:span text:style-name="T26"><text:s text:c="2"/></text:span><text:span text:style-name="T36">margin-top</text:span><text:span text:style-name="T47">:</text:span><text:span text:style-name="T26"> </text:span><text:span text:style-name="T83">1em</text:span><text:span text:style-name="T47">;</text:span></text:p>
      <text:p text:style-name="P68"><text:span text:style-name="T47">}</text:span></text:p>
      <text:p text:style-name="P67"/>
      <text:p text:style-name="P74"><text:span text:style-name="T25">#score-display</text:span><text:span text:style-name="T26"> </text:span><text:span text:style-name="T47">{</text:span></text:p>
      <text:p text:style-name="P74"><text:span text:style-name="T26"><text:s text:c="2"/></text:span><text:span text:style-name="T36">border-radius</text:span><text:span text:style-name="T47">:</text:span><text:span text:style-name="T26"> </text:span><text:span text:style-name="T83">50%</text:span><text:span text:style-name="T47">;</text:span></text:p>
      <text:p text:style-name="P74"><text:span text:style-name="T47"><text:s text:c="2"/></text:span><text:span text:style-name="T36">margin</text:span><text:span text:style-name="T47">:</text:span><text:span text:style-name="T26"> </text:span><text:span text:style-name="T83">20%</text:span><text:span text:style-name="T26"> </text:span><text:span text:style-name="T83">auto</text:span><text:span text:style-name="T47">;</text:span></text:p>
      <text:p text:style-name="P18"><text:span text:style-name="T47">}</text:span></text:p>
      <text:p text:style-name="P14"/>
      <text:p text:style-name="P14"/>
      <text:p text:style-name="P61">Save and go look in the browser what it looks like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22:40:15.608222615</meta:creation-date>
    <dc:date>2018-04-07T01:56:48.485192217</dc:date>
    <meta:editing-duration>PT18M2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4" meta:paragraph-count="415" meta:word-count="1768" meta:character-count="15760" meta:non-whitespace-character-count="13141"/>
  </office:meta>
</office:document-meta>
</file>